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dfa="http://docs.oasis-open.org/opendocument/meta/rdfa#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1">
  <office:scripts/>
  <office:font-face-decls>
    <style:font-face style:font-family-generic="swiss" style:font-pitch="variable" style:name="Arial" svg:font-family="Arial"/>
    <style:font-face style:font-family-generic="system" style:font-pitch="variable" style:name="DejaVu Sans" svg:font-family="'DejaVu Sans'"/>
    <style:font-face style:font-family-generic="system" style:font-pitch="variable" style:name="Tahoma" svg:font-family="Tahoma"/>
  </office:font-face-decls>
  <office:automatic-styles>
    <style:style style:family="table-column" style:name="co1">
      <style:table-column-properties fo:break-before="auto" style:column-width="2.267cm"/>
    </style:style>
    <style:style style:family="table-row" style:name="ro1">
      <style:table-row-properties fo:break-before="auto" style:row-height="0.452cm" style:use-optimal-row-height="true"/>
    </style:style>
    <style:style style:family="table" style:master-page-name="Default" style:name="ta1">
      <style:table-properties style:writing-mode="lr-tb" table:display="true"/>
    </style:style>
    <style:style style:family="table" style:name="ta_extref">
      <style:table-properties table:display="false"/>
    </style:style>
    <style:style style:family="table-column" style:name="col.notes">
      <style:table-column-properties style:column-width="1cm"/>
    </style:style>
    <style:style style:family="table-column" style:name="col.total">
      <style:table-column-properties style:column-width="1.2cm"/>
    </style:style>
    <style:style style:family="table-column" style:name="col.note">
      <style:table-column-properties style:column-width="1.5cm"/>
    </style:style>
    <style:style style:family="table-column" style:name="col.heads">
      <style:table-column-properties style:column-width="3cm"/>
    </style:style>
    <style:style style:family="table-column" style:name="col.max">
      <style:table-column-properties style:column-width="1cm"/>
    </style:style>
    <style:style style:family="table-column" style:name="col.ASSOC">
      <style:table-column-properties style:column-width="4cm"/>
    </style:style>
    <style:style style:family="table-column" style:name="col.Space">
      <style:table-column-properties style:column-width="4mm"/>
    </style:style>
    <style:style style:family="table-column" style:name="col.X.student.copy">
      <style:table-column-properties style:column-width="1.4cm"/>
    </style:style>
    <style:style style:family="table-column" style:name="col.X.student.key">
      <style:table-column-properties style:column-width="1.4cm"/>
    </style:style>
    <style:style style:family="table-column" style:name="col.X.student.name">
      <style:table-column-properties style:column-width="4.7cm"/>
    </style:style>
    <style:style style:family="table-row" style:name="row.Titles">
      <style:table-row-properties style:row-height="1.62cm" style:use-optimal-row-height="false"/>
    </style:style>
    <style:style style:family="table-row" style:name="row.Head">
      <style:table-row-properties style:row-height="0.5cm" style:use-optimal-row-height="false"/>
    </style:style>
    <style:style style:family="table-column" style:name="col.X.legend">
      <style:table-column-properties style:column-width="6cm"/>
    </style:style>
  </office:automatic-styles>
  <office:body>
    <office:spreadsheet>
      <table:table table:name="Notes" table:print="false" table:style-name="ta1">
        <office:forms form:apply-design-mode="false" form:automatic-focus="false"/>
        <table:table-column table:default-cell-style-name="Default" table:style-name="col.X.student.copy"/>
        <table:table-column table:default-cell-style-name="Default" table:style-name="col.X.student.key"/>
        <table:table-column table:default-cell-style-name="Default" table:style-name="col.X.student.name"/>
        <table:table-column table:default-cell-style-name="Default" table:style-name="co1"/>
        <table:table-column table:default-cell-style-name="Default" table:style-name="co1"/>
        <table:table-column table:default-cell-style-name="Default" table:style-name="co1"/>
        <table:table-column table:default-cell-style-name="Default" table:style-name="col.notes"/>
        <table:table-column table:default-cell-style-name="Default" table:style-name="col.notes"/>
        <table:table-column table:default-cell-style-name="Default" table:style-name="col.notes"/>
        <table:table-column table:default-cell-style-name="Default" table:style-name="col.notes"/>
        <table:table-column table:default-cell-style-name="Default" table:style-name="col.notes"/>
        <table:table-column table:default-cell-style-name="Default" table:style-name="col.notes"/>
        <table:table-column table:default-cell-style-name="Default" table:style-name="col.notes"/>
        <table:table-column table:default-cell-style-name="Default" table:style-name="col.notes"/>
        <table:table-column table:default-cell-style-name="Default" table:style-name="col.notes"/>
        <table:table-column table:default-cell-style-name="Default" table:style-name="col.notes"/>
        <table:table-column table:default-cell-style-name="Default" table:style-name="col.notes"/>
        <table:table-column table:default-cell-style-name="Default" table:style-name="col.notes"/>
        <table:table-column table:default-cell-style-name="Default" table:style-name="col.notes"/>
        <table:table-column table:default-cell-style-name="Default" table:style-name="col.notes"/>
        <table:table-column table:default-cell-style-name="Default" table:style-name="col.notes"/>
        <table:table-column table:default-cell-style-name="Default" table:style-name="col.notes"/>
        <table:table-column table:default-cell-style-name="Default" table:style-name="col.notes"/>
        <table:table-column table:default-cell-style-name="Default" table:style-name="col.notes"/>
        <table:table-column table:default-cell-style-name="Default" table:style-name="col.notes"/>
        <table:table-column table:default-cell-style-name="Default" table:style-name="col.notes"/>
        <table:table-column table:default-cell-style-name="Default" table:style-name="col.notes"/>
        <table:table-column table:default-cell-style-name="Default" table:style-name="col.notes"/>
        <table:table-column table:default-cell-style-name="Default" table:style-name="col.notes"/>
        <table:table-column table:default-cell-style-name="Default" table:style-name="col.notes"/>
        <table:table-column table:default-cell-style-name="Default" table:style-name="co1"/>
        <table:table-row table:style-name="row.Head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w.Titles">
          <table:table-cell office:value-type="string" table:style-name="Entete">
            <text:p text:style-name="Standard">Copie</text:p>
          </table:table-cell>
          <table:table-cell office:value-type="string" table:style-name="Entete">
            <text:p text:style-name="Standard">A:num</text:p>
          </table:table-cell>
          <table:table-cell office:value-type="string" table:style-name="Entete">
            <text:p text:style-name="Standard">Nom</text:p>
          </table:table-cell>
          <table:table-cell office:value-type="string" table:style-name="Entete">
            <text:p text:style-name="Standard">note</text:p>
          </table:table-cell>
          <table:table-cell office:value-type="string" table:style-name="Entete">
            <text:p text:style-name="Standard">total</text:p>
          </table:table-cell>
          <table:table-cell office:value-type="string" table:style-name="Entete">
            <text:p text:style-name="Standard">max</text:p>
          </table:table-cell>
          <table:table-cell office:value-type="string" table:style-name="EnteteVertical">
            <text:p text:style-name="Standard">hs 01</text:p>
          </table:table-cell>
          <table:table-cell office:value-type="string" table:style-name="EnteteVertical">
            <text:p text:style-name="Standard">hs 02</text:p>
          </table:table-cell>
          <table:table-cell office:value-type="string" table:style-name="EnteteVertical">
            <text:p text:style-name="Standard">hs 03</text:p>
          </table:table-cell>
          <table:table-cell office:value-type="string" table:style-name="EnteteVertical">
            <text:p text:style-name="Standard">hs 04</text:p>
          </table:table-cell>
          <table:table-cell office:value-type="string" table:style-name="EnteteVertical">
            <text:p text:style-name="Standard">hs 05</text:p>
          </table:table-cell>
          <table:table-cell office:value-type="string" table:style-name="EnteteVertical">
            <text:p text:style-name="Standard">hs 06</text:p>
          </table:table-cell>
          <table:table-cell office:value-type="string" table:style-name="EnteteVertical">
            <text:p text:style-name="Standard">hs 07</text:p>
          </table:table-cell>
          <table:table-cell office:value-type="string" table:style-name="EnteteVertical">
            <text:p text:style-name="Standard">hs 08</text:p>
          </table:table-cell>
          <table:table-cell office:value-type="string" table:style-name="EnteteVertical">
            <text:p text:style-name="Standard">hs 09</text:p>
          </table:table-cell>
          <table:table-cell office:value-type="string" table:style-name="EnteteVertical">
            <text:p text:style-name="Standard">hs 10</text:p>
          </table:table-cell>
          <table:table-cell office:value-type="string" table:style-name="EnteteVertical">
            <text:p text:style-name="Standard">hs 11</text:p>
          </table:table-cell>
          <table:table-cell office:value-type="string" table:style-name="EnteteVertical">
            <text:p text:style-name="Standard">hs 12</text:p>
          </table:table-cell>
          <table:table-cell office:value-type="string" table:style-name="EnteteVertical">
            <text:p text:style-name="Standard">mob 01</text:p>
          </table:table-cell>
          <table:table-cell office:value-type="string" table:style-name="EnteteVertical">
            <text:p text:style-name="Standard">mob 02</text:p>
          </table:table-cell>
          <table:table-cell office:value-type="string" table:style-name="EnteteVertical">
            <text:p text:style-name="Standard">mob 03</text:p>
          </table:table-cell>
          <table:table-cell office:value-type="string" table:style-name="EnteteVertical">
            <text:p text:style-name="Standard">mob 04</text:p>
          </table:table-cell>
          <table:table-cell office:value-type="string" table:style-name="EnteteVertical">
            <text:p text:style-name="Standard">mob 05</text:p>
          </table:table-cell>
          <table:table-cell office:value-type="string" table:style-name="EnteteVertical">
            <text:p text:style-name="Standard">mob 06</text:p>
          </table:table-cell>
          <table:table-cell office:value-type="string" table:style-name="EnteteVertical">
            <text:p text:style-name="Standard">mob 07</text:p>
          </table:table-cell>
          <table:table-cell office:value-type="string" table:style-name="EnteteVertical">
            <text:p text:style-name="Standard">mob 08</text:p>
          </table:table-cell>
          <table:table-cell office:value-type="string" table:style-name="EnteteVertical">
            <text:p text:style-name="Standard">mob 09</text:p>
          </table:table-cell>
          <table:table-cell office:value-type="string" table:style-name="EnteteVertical">
            <text:p text:style-name="Standard">mob 10</text:p>
          </table:table-cell>
          <table:table-cell office:value-type="string" table:style-name="EnteteVertical">
            <text:p text:style-name="Standard">mob 11</text:p>
          </table:table-cell>
          <table:table-cell office:value-type="string" table:style-name="EnteteVertical">
            <text:p text:style-name="Standard">mob 12</text:p>
          </table:table-cell>
          <table:table-cell office:value-type="string" table:style-name="EnteteIndic">
            <text:p text:style-name="Standard">etu</text:p>
          </table:table-cell>
        </table:table-row>
        <table:table-row table:style-name="ro1">
          <table:table-cell/>
          <table:table-cell/>
          <table:table-cell/>
          <table:table-cell office:value="20" office:value-type="float" table:style-name="NoteF">
            <text:p text:style-name="Standard">20</text:p>
          </table:table-cell>
          <table:table-cell office:value-type="string" table:number-columns-spanned="2" table:number-rows-spanned="1" table:style-name="General">
            <text:p text:style-name="Standard">max</text:p>
          </table:table-cell>
          <table:covered-table-cell/>
          <table:table-cell office:value="1" office:value-type="float" table:style-name="NoteQ">
            <text:p text:style-name="Standard">1</text:p>
          </table:table-cell>
          <table:table-cell office:value="1" office:value-type="float" table:style-name="NoteQ">
            <text:p text:style-name="Standard">1</text:p>
          </table:table-cell>
          <table:table-cell office:value="1" office:value-type="float" table:style-name="NoteQ">
            <text:p text:style-name="Standard">1</text:p>
          </table:table-cell>
          <table:table-cell office:value="1" office:value-type="float" table:style-name="NoteQ">
            <text:p text:style-name="Standard">1</text:p>
          </table:table-cell>
          <table:table-cell office:value="1" office:value-type="float" table:style-name="NoteQ">
            <text:p text:style-name="Standard">1</text:p>
          </table:table-cell>
          <table:table-cell office:value="1" office:value-type="float" table:style-name="NoteQ">
            <text:p text:style-name="Standard">1</text:p>
          </table:table-cell>
          <table:table-cell office:value="1" office:value-type="float" table:style-name="NoteQ">
            <text:p text:style-name="Standard">1</text:p>
          </table:table-cell>
          <table:table-cell office:value="1" office:value-type="float" table:style-name="NoteQ">
            <text:p text:style-name="Standard">1</text:p>
          </table:table-cell>
          <table:table-cell office:value="1" office:value-type="float" table:style-name="NoteQ">
            <text:p text:style-name="Standard">1</text:p>
          </table:table-cell>
          <table:table-cell office:value="1" office:value-type="float" table:style-name="NoteQ">
            <text:p text:style-name="Standard">1</text:p>
          </table:table-cell>
          <table:table-cell office:value="1" office:value-type="float" table:style-name="NoteQ">
            <text:p text:style-name="Standard">1</text:p>
          </table:table-cell>
          <table:table-cell office:value="1" office:value-type="float" table:style-name="NoteQ">
            <text:p text:style-name="Standard">1</text:p>
          </table:table-cell>
          <table:table-cell office:value="1" office:value-type="float" table:style-name="NoteQ">
            <text:p text:style-name="Standard">1</text:p>
          </table:table-cell>
          <table:table-cell office:value="1" office:value-type="float" table:style-name="NoteQ">
            <text:p text:style-name="Standard">1</text:p>
          </table:table-cell>
          <table:table-cell office:value="1" office:value-type="float" table:style-name="NoteQ">
            <text:p text:style-name="Standard">1</text:p>
          </table:table-cell>
          <table:table-cell office:value="1" office:value-type="float" table:style-name="NoteQ">
            <text:p text:style-name="Standard">1</text:p>
          </table:table-cell>
          <table:table-cell office:value="1" office:value-type="float" table:style-name="NoteQ">
            <text:p text:style-name="Standard">1</text:p>
          </table:table-cell>
          <table:table-cell office:value="1" office:value-type="float" table:style-name="NoteQ">
            <text:p text:style-name="Standard">1</text:p>
          </table:table-cell>
          <table:table-cell office:value="1" office:value-type="float" table:style-name="NoteQ">
            <text:p text:style-name="Standard">1</text:p>
          </table:table-cell>
          <table:table-cell office:value="1" office:value-type="float" table:style-name="NoteQ">
            <text:p text:style-name="Standard">1</text:p>
          </table:table-cell>
          <table:table-cell office:value="1" office:value-type="float" table:style-name="NoteQ">
            <text:p text:style-name="Standard">1</text:p>
          </table:table-cell>
          <table:table-cell office:value="1" office:value-type="float" table:style-name="NoteQ">
            <text:p text:style-name="Standard">1</text:p>
          </table:table-cell>
          <table:table-cell office:value="1" office:value-type="float" table:style-name="NoteQ">
            <text:p text:style-name="Standard">1</text:p>
          </table:table-cell>
          <table:table-cell office:value="1" office:value-type="float" table:style-name="NoteQ">
            <text:p text:style-name="Standard">1</text:p>
          </table:table-cell>
          <table:table-cell/>
        </table:table-row>
        <table:table-row table:style-name="ro1">
          <table:table-cell/>
          <table:table-cell/>
          <table:table-cell/>
          <table:table-cell table:formula="oooc:=AVERAGE([.D6:.D43])" table:style-name="NoteF"/>
          <table:table-cell office:value-type="string" table:number-columns-spanned="2" table:number-rows-spanned="1" table:style-name="General">
            <text:p text:style-name="Standard">moyenne</text:p>
          </table:table-cell>
          <table:covered-table-cell/>
          <table:table-cell table:formula="oooc:=AVERAGE([.G7:.G8];[.G10:.G11];[.G18:.G20];[.G22];[.G25];[.G27];[.G31:.G33];[.G37];[.G40])/[.G4]" table:style-name="Qpc"/>
          <table:table-cell table:formula="oooc:=AVERAGE([.H12];[.H14:.H16];[.H20];[.H24:.H25];[.H29];[.H31];[.H34:.H35];[.H38:.H39];[.H41])/[.H4]" table:style-name="Qpc"/>
          <table:table-cell table:formula="oooc:=AVERAGE([.I6];[.I8];[.I18:.I19];[.I21];[.I23:.I24];[.I27:.I28];[.I30];[.I36];[.I38];[.I40];[.I42])/[.I4]" table:style-name="Qpc"/>
          <table:table-cell table:formula="oooc:=AVERAGE([.J9:.J11];[.J13];[.J15];[.J17];[.J26];[.J30];[.J32];[.J36];[.J39];[.J42:.J43])/[.J4]" table:style-name="Qpc"/>
          <table:table-cell table:formula="oooc:=AVERAGE([.K6];[.K8];[.K12:.K13];[.K16:.K17];[.K19];[.K23];[.K27:.K28];[.K38];[.K41];[.K43])/[.K4]" table:style-name="Qpc"/>
          <table:table-cell table:formula="oooc:=AVERAGE([.L8];[.L10];[.L13];[.L18];[.L22];[.L24:.L26];[.L29];[.L32];[.L34];[.L39];[.L41])/[.L4]" table:style-name="Qpc"/>
          <table:table-cell table:formula="oooc:=AVERAGE([.M6:.M7];[.M11:.M12];[.M20:.M22];[.M27];[.M33];[.M35:.M37];[.M40:.M41])/[.M4]" table:style-name="Qpc"/>
          <table:table-cell table:formula="oooc:=AVERAGE([.N9];[.N14:.N16];[.N20:.N23];[.N28];[.N31];[.N33:.N35];[.N37])/[.N4]" table:style-name="Qpc"/>
          <table:table-cell table:formula="oooc:=AVERAGE([.O6];[.O10];[.O14];[.O20];[.O22:.O23];[.O26];[.O28];[.O34];[.O41:.O42])/[.O4]" table:style-name="Qpc"/>
          <table:table-cell table:formula="oooc:=AVERAGE([.P6:.P7];[.P9];[.P13:.P14];[.P17];[.P21];[.P23:.P24];[.P26];[.P30:.P31];[.P35];[.P37])/[.P4]" table:style-name="Qpc"/>
          <table:table-cell table:formula="oooc:=AVERAGE([.Q7];[.Q10];[.Q18:.Q19];[.Q25];[.Q29:.Q30];[.Q32];[.Q34];[.Q39:.Q40];[.Q42:.Q43])/[.Q4]" table:style-name="Qpc"/>
          <table:table-cell table:formula="oooc:=AVERAGE([.R9];[.R11:.R12];[.R14:.R17];[.R26];[.R28:.R29];[.R33];[.R36];[.R38];[.R42:.R43])/[.R4]" table:style-name="Qpc"/>
          <table:table-cell table:formula="oooc:=AVERAGE([.S9];[.S11];[.S15:.S16];[.S21:.S22];[.S26];[.S32];[.S36:.S37];[.S43])/[.S4]" table:style-name="Qpc"/>
          <table:table-cell table:formula="oooc:=AVERAGE([.T6];[.T9:.T10];[.T18:.T19];[.T25];[.T28:.T29];[.T37];[.T40];[.T43])/[.T4]" table:style-name="Qpc"/>
          <table:table-cell table:formula="oooc:=AVERAGE([.U7];[.U11];[.U15];[.U19];[.U22];[.U25];[.U27];[.U31];[.U35:.U36];[.U38:.U39];[.U43])/[.U4]" table:style-name="Qpc"/>
          <table:table-cell table:formula="oooc:=AVERAGE([.V7:.V9];[.V13];[.V17:.V19];[.V24];[.V29:.V31];[.V35];[.V38])/[.V4]" table:style-name="Qpc"/>
          <table:table-cell table:formula="oooc:=AVERAGE([.W11:.W13];[.W16];[.W20:.W21];[.W27];[.W33];[.W35:.W36];[.W41])/[.W4]" table:style-name="Qpc"/>
          <table:table-cell table:formula="oooc:=AVERAGE([.X12];[.X14];[.X16];[.X19];[.X21];[.X25];[.X28];[.X34];[.X40];[.X42:.X43])/[.X4]" table:style-name="Qpc"/>
          <table:table-cell table:formula="oooc:=AVERAGE([.Y6];[.Y12];[.Y14:.Y15];[.Y17];[.Y20:.Y21];[.Y26:.Y27];[.Y31:.Y32];[.Y37])/[.Y4]" table:style-name="Qpc"/>
          <table:table-cell table:formula="oooc:=AVERAGE([.Z7];[.Z18];[.Z24:.Z25];[.Z27];[.Z29:.Z30];[.Z32];[.Z36];[.Z38:.Z40])/[.Z4]" table:style-name="Qpc"/>
          <table:table-cell table:formula="oooc:=AVERAGE([.AA8];[.AA10];[.AA13:.AA14];[.AA22:.AA24];[.AA28];[.AA33];[.AA39];[.AA41:.AA42])/[.AA4]" table:style-name="Qpc"/>
          <table:table-cell table:formula="oooc:=AVERAGE([.AB11];[.AB15:.AB16];[.AB20];[.AB29:.AB30];[.AB32:.AB34];[.AB37];[.AB41])/[.AB4]" table:style-name="Qpc"/>
          <table:table-cell table:formula="oooc:=AVERAGE([.AC6:.AC10];[.AC12];[.AC17];[.AC23:.AC24];[.AC31];[.AC33];[.AC40];[.AC42])/[.AC4]" table:style-name="Qpc"/>
          <table:table-cell table:formula="oooc:=AVERAGE([.AD8];[.AD13];[.AD17:.AD18];[.AD23];[.AD26];[.AD30];[.AD34:.AD35];[.AD38:.AD39])/[.AD4]" table:style-name="Qpc"/>
          <table:table-cell/>
        </table:table-row>
        <table:table-row table:style-name="ro1">
          <table:table-cell office:value-type="string" table:style-name="NumCopie">
            <text:p text:style-name="Standard">8</text:p>
          </table:table-cell>
          <table:table-cell office:value-type="string" table:style-name="CodeA">
            <text:p text:style-name="Standard">1</text:p>
          </table:table-cell>
          <table:table-cell office:value-type="string" table:style-name="General">
            <text:p text:style-name="Standard">Allegre</text:p>
          </table:table-cell>
          <table:table-cell office:value-type="float" table:formula="oooc:=IF([.$D$4]&gt;0;MIN([.$D$4];ROUNDDOWN([.E6]/[.F6]*[.$D$4]/0.5)*0.5);ROUNDDOWN([.E6]/0.5)*0.5)" table:style-name="NoteF"/>
          <table:table-cell office:value-type="float" table:formula="oooc:=SUM([.I6];[.K6];[.M6];[.O6:.P6];[.T6];[.Y6];[.AC6])" table:style-name="NoteQ"/>
          <table:table-cell office:value="8" office:value-type="float" table:style-name="NoteQ">
            <text:p text:style-name="Standard">8</text:p>
          </table:table-cell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0" office:value-type="float" table:style-name="NoteQ">
            <text:p text:style-name="Standard">0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string" table:style-name="CodeV">
            <text:p text:style-name="Standard">01</text:p>
          </table:table-cell>
        </table:table-row>
        <table:table-row table:style-name="ro1">
          <table:table-cell office:value-type="string" table:style-name="NumCopie">
            <text:p text:style-name="Standard">22</text:p>
          </table:table-cell>
          <table:table-cell office:value-type="string" table:style-name="CodeA">
            <text:p text:style-name="Standard">2</text:p>
          </table:table-cell>
          <table:table-cell office:value-type="string" table:style-name="General">
            <text:p text:style-name="Standard">Aubert</text:p>
          </table:table-cell>
          <table:table-cell office:value-type="float" table:formula="oooc:=IF([.$D$4]&gt;0;MIN([.$D$4];ROUNDDOWN([.E7]/[.F7]*[.$D$4]/0.5)*0.5);ROUNDDOWN([.E7]/0.5)*0.5)" table:style-name="NoteF"/>
          <table:table-cell office:value-type="float" table:formula="oooc:=SUM([.G7];[.M7];[.P7:.Q7];[.U7:.V7];[.Z7];[.AC7])" table:style-name="NoteQ"/>
          <table:table-cell office:value="8" office:value-type="float" table:style-name="NoteQ">
            <text:p text:style-name="Standard">8</text:p>
          </table:table-cell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0" office:value-type="float" table:style-name="NoteQ">
            <text:p text:style-name="Standard">0</text:p>
          </table:table-cell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="0" office:value-type="float" table:style-name="NoteQ">
            <text:p text:style-name="Standard">0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0" office:value-type="float" table:style-name="NoteQ">
            <text:p text:style-name="Standard">0</text:p>
          </table:table-cell>
          <table:table-cell office:value="0" office:value-type="float" table:style-name="NoteE">
            <text:p text:style-name="Standard">0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string" table:style-name="CodeV">
            <text:p text:style-name="Standard">02</text:p>
          </table:table-cell>
        </table:table-row>
        <table:table-row table:style-name="ro1">
          <table:table-cell office:value-type="string" table:style-name="NumCopie">
            <text:p text:style-name="Standard">38</text:p>
          </table:table-cell>
          <table:table-cell office:value-type="string" table:style-name="CodeA">
            <text:p text:style-name="Standard">3</text:p>
          </table:table-cell>
          <table:table-cell office:value-type="string" table:style-name="General">
            <text:p text:style-name="Standard">Azibert</text:p>
          </table:table-cell>
          <table:table-cell office:value-type="float" table:formula="oooc:=IF([.$D$4]&gt;0;MIN([.$D$4];ROUNDDOWN([.E8]/[.F8]*[.$D$4]/0.5)*0.5);ROUNDDOWN([.E8]/0.5)*0.5)" table:style-name="NoteF"/>
          <table:table-cell office:value-type="float" table:formula="oooc:=SUM([.G8];[.I8];[.K8:.L8];[.V8];[.AA8];[.AC8:.AD8])" table:style-name="NoteQ"/>
          <table:table-cell office:value="8" office:value-type="float" table:style-name="NoteQ">
            <text:p text:style-name="Standard">8</text:p>
          </table:table-cell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="0" office:value-type="float" table:style-name="NoteQ">
            <text:p text:style-name="Standard">0</text:p>
          </table:table-cell>
          <table:table-cell office:value-type="float" table:style-name="NoteX"/>
          <table:table-cell office:value="0" office:value-type="float" table:style-name="NoteQ">
            <text:p text:style-name="Standard">0</text:p>
          </table:table-cell>
          <table:table-cell office:value="0" office:value-type="float" table:style-name="NoteQ">
            <text:p text:style-name="Standard">0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0" office:value-type="float" table:style-name="NoteQ">
            <text:p text:style-name="Standard">0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="0" office:value-type="float" table:style-name="NoteQ">
            <text:p text:style-name="Standard">0</text:p>
          </table:table-cell>
          <table:table-cell office:value="0" office:value-type="float" table:style-name="NoteQ">
            <text:p text:style-name="Standard">0</text:p>
          </table:table-cell>
          <table:table-cell office:value-type="string" table:style-name="CodeV">
            <text:p text:style-name="Standard">03</text:p>
          </table:table-cell>
        </table:table-row>
        <table:table-row table:style-name="ro1">
          <table:table-cell office:value-type="string" table:style-name="NumCopie">
            <text:p text:style-name="Standard">14</text:p>
          </table:table-cell>
          <table:table-cell office:value-type="string" table:style-name="CodeA">
            <text:p text:style-name="Standard">4</text:p>
          </table:table-cell>
          <table:table-cell office:value-type="string" table:style-name="General">
            <text:p text:style-name="Standard">Barthez</text:p>
          </table:table-cell>
          <table:table-cell office:value-type="float" table:formula="oooc:=IF([.$D$4]&gt;0;MIN([.$D$4];ROUNDDOWN([.E9]/[.F9]*[.$D$4]/0.5)*0.5);ROUNDDOWN([.E9]/0.5)*0.5)" table:style-name="NoteF"/>
          <table:table-cell office:value-type="float" table:formula="oooc:=SUM([.J9];[.N9];[.P9];[.R9:.T9];[.V9];[.AC9])" table:style-name="NoteQ"/>
          <table:table-cell office:value="8" office:value-type="float" table:style-name="NoteQ">
            <text:p text:style-name="Standard">8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0" office:value-type="float" table:style-name="NoteV">
            <text:p text:style-name="Standard">0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="0" office:value-type="float" table:style-name="NoteV">
            <text:p text:style-name="Standard">0</text:p>
          </table:table-cell>
          <table:table-cell office:value-type="float" table:style-name="NoteX"/>
          <table:table-cell office:value="0" office:value-type="float" table:style-name="NoteV">
            <text:p text:style-name="Standard">0</text:p>
          </table:table-cell>
          <table:table-cell office:value="1" office:value-type="float" table:style-name="NoteQ">
            <text:p text:style-name="Standard">1</text:p>
          </table:table-cell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string" table:style-name="CodeV">
            <text:p text:style-name="Standard">04</text:p>
          </table:table-cell>
        </table:table-row>
        <table:table-row table:style-name="ro1">
          <table:table-cell office:value-type="string" table:style-name="NumCopie">
            <text:p text:style-name="Standard">26</text:p>
          </table:table-cell>
          <table:table-cell office:value-type="string" table:style-name="CodeA">
            <text:p text:style-name="Standard">5</text:p>
          </table:table-cell>
          <table:table-cell office:value-type="string" table:style-name="General">
            <text:p text:style-name="Standard">Begon</text:p>
          </table:table-cell>
          <table:table-cell office:value-type="float" table:formula="oooc:=IF([.$D$4]&gt;0;MIN([.$D$4];ROUNDDOWN([.E10]/[.F10]*[.$D$4]/0.5)*0.5);ROUNDDOWN([.E10]/0.5)*0.5)" table:style-name="NoteF"/>
          <table:table-cell office:value-type="float" table:formula="oooc:=SUM([.G10];[.J10];[.L10];[.O10];[.Q10];[.T10];[.AA10];[.AC10])" table:style-name="NoteQ"/>
          <table:table-cell office:value="8" office:value-type="float" table:style-name="NoteQ">
            <text:p text:style-name="Standard">8</text:p>
          </table:table-cell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="0" office:value-type="float" table:style-name="NoteQ">
            <text:p text:style-name="Standard">0</text:p>
          </table:table-cell>
          <table:table-cell office:value-type="float" table:style-name="NoteX"/>
          <table:table-cell office:value-type="float" table:style-name="NoteX"/>
          <table:table-cell office:value="0" office:value-type="float" table:style-name="NoteQ">
            <text:p text:style-name="Standard">0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="0" office:value-type="float" table:style-name="NoteQ">
            <text:p text:style-name="Standard">0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string" table:style-name="CodeV">
            <text:p text:style-name="Standard">5</text:p>
          </table:table-cell>
        </table:table-row>
        <table:table-row table:style-name="ro1">
          <table:table-cell office:value-type="string" table:style-name="NumCopie">
            <text:p text:style-name="Standard">36</text:p>
          </table:table-cell>
          <table:table-cell office:value-type="string" table:style-name="CodeA">
            <text:p text:style-name="Standard">6</text:p>
          </table:table-cell>
          <table:table-cell office:value-type="string" table:style-name="General">
            <text:p text:style-name="Standard">Bobillier - Chaumont</text:p>
          </table:table-cell>
          <table:table-cell office:value-type="float" table:formula="oooc:=IF([.$D$4]&gt;0;MIN([.$D$4];ROUNDDOWN([.E11]/[.F11]*[.$D$4]/0.5)*0.5);ROUNDDOWN([.E11]/0.5)*0.5)" table:style-name="NoteF"/>
          <table:table-cell office:value-type="float" table:formula="oooc:=SUM([.G11];[.J11];[.M11];[.R11:.S11];[.U11];[.W11];[.AB11])" table:style-name="NoteQ"/>
          <table:table-cell office:value="8" office:value-type="float" table:style-name="NoteQ">
            <text:p text:style-name="Standard">8</text:p>
          </table:table-cell>
          <table:table-cell office:value="0" office:value-type="float" table:style-name="NoteQ">
            <text:p text:style-name="Standard">0</text:p>
          </table:table-cell>
          <table:table-cell office:value-type="float" table:style-name="NoteX"/>
          <table:table-cell office:value-type="float" table:style-name="NoteX"/>
          <table:table-cell office:value="0" office:value-type="float" table:style-name="NoteQ">
            <text:p text:style-name="Standard">0</text:p>
          </table:table-cell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="0" office:value-type="float" table:style-name="NoteQ">
            <text:p text:style-name="Standard">0</text:p>
          </table:table-cell>
          <table:table-cell office:value-type="float" table:style-name="NoteX"/>
          <table:table-cell office:value="0" office:value-type="float" table:style-name="NoteQ">
            <text:p text:style-name="Standard">0</text:p>
          </table:table-cell>
          <table:table-cell office:value-type="float" table:style-name="NoteX"/>
          <table:table-cell office:value="0" office:value-type="float" table:style-name="NoteQ">
            <text:p text:style-name="Standard">0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-type="string" table:style-name="CodeV">
            <text:p text:style-name="Standard">06</text:p>
          </table:table-cell>
        </table:table-row>
        <table:table-row table:style-name="ro1">
          <table:table-cell office:value-type="string" table:style-name="NumCopie">
            <text:p text:style-name="Standard">12</text:p>
          </table:table-cell>
          <table:table-cell office:value-type="string" table:style-name="CodeA">
            <text:p text:style-name="Standard">7</text:p>
          </table:table-cell>
          <table:table-cell office:value-type="string" table:style-name="General">
            <text:p text:style-name="Standard">Boizard</text:p>
          </table:table-cell>
          <table:table-cell office:value-type="float" table:formula="oooc:=IF([.$D$4]&gt;0;MIN([.$D$4];ROUNDDOWN([.E12]/[.F12]*[.$D$4]/0.5)*0.5);ROUNDDOWN([.E12]/0.5)*0.5)" table:style-name="NoteF"/>
          <table:table-cell office:value-type="float" table:formula="oooc:=SUM([.H12];[.K12];[.M12];[.R12];[.W12:.Y12];[.AC12])" table:style-name="NoteQ"/>
          <table:table-cell office:value="8" office:value-type="float" table:style-name="NoteQ">
            <text:p text:style-name="Standard">8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="0" office:value-type="float" table:style-name="NoteQ">
            <text:p text:style-name="Standard">0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0" office:value-type="float" table:style-name="NoteQ">
            <text:p text:style-name="Standard">0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0" office:value-type="float" table:style-name="NoteQ">
            <text:p text:style-name="Standard">0</text:p>
          </table:table-cell>
          <table:table-cell office:value="1" office:value-type="float" table:style-name="NoteQ">
            <text:p text:style-name="Standard">1</text:p>
          </table:table-cell>
          <table:table-cell office:value="0" office:value-type="float" table:style-name="NoteE">
            <text:p text:style-name="Standard">0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string" table:style-name="CodeV">
            <text:p text:style-name="Standard">7</text:p>
          </table:table-cell>
        </table:table-row>
        <table:table-row table:style-name="ro1">
          <table:table-cell office:value-type="string" table:style-name="NumCopie">
            <text:p text:style-name="Standard">17</text:p>
          </table:table-cell>
          <table:table-cell office:value-type="string" table:style-name="CodeA">
            <text:p text:style-name="Standard">8</text:p>
          </table:table-cell>
          <table:table-cell office:value-type="string" table:style-name="General">
            <text:p text:style-name="Standard">Bony</text:p>
          </table:table-cell>
          <table:table-cell office:value-type="float" table:formula="oooc:=IF([.$D$4]&gt;0;MIN([.$D$4];ROUNDDOWN([.E13]/[.F13]*[.$D$4]/0.5)*0.5);ROUNDDOWN([.E13]/0.5)*0.5)" table:style-name="NoteF"/>
          <table:table-cell office:value-type="float" table:formula="oooc:=SUM([.J13:.L13];[.P13];[.V13:.W13];[.AA13];[.AD13])" table:style-name="NoteQ"/>
          <table:table-cell office:value="8" office:value-type="float" table:style-name="NoteQ">
            <text:p text:style-name="Standard">8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0" office:value-type="float" table:style-name="NoteQ">
            <text:p text:style-name="Standard">0</text:p>
          </table:table-cell>
          <table:table-cell office:value="0" office:value-type="float" table:style-name="NoteQ">
            <text:p text:style-name="Standard">0</text:p>
          </table:table-cell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0" office:value-type="float" table:style-name="NoteQ">
            <text:p text:style-name="Standard">0</text:p>
          </table:table-cell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="0" office:value-type="float" table:style-name="NoteQ">
            <text:p text:style-name="Standard">0</text:p>
          </table:table-cell>
          <table:table-cell office:value-type="string" table:style-name="CodeV">
            <text:p text:style-name="Standard">80</text:p>
          </table:table-cell>
        </table:table-row>
        <table:table-row table:style-name="ro1">
          <table:table-cell office:value-type="string" table:style-name="NumCopie">
            <text:p text:style-name="Standard">20</text:p>
          </table:table-cell>
          <table:table-cell office:value-type="string" table:style-name="CodeA">
            <text:p text:style-name="Standard">9</text:p>
          </table:table-cell>
          <table:table-cell office:value-type="string" table:style-name="General">
            <text:p text:style-name="Standard">Bouktout</text:p>
          </table:table-cell>
          <table:table-cell office:value-type="float" table:formula="oooc:=IF([.$D$4]&gt;0;MIN([.$D$4];ROUNDDOWN([.E14]/[.F14]*[.$D$4]/0.5)*0.5);ROUNDDOWN([.E14]/0.5)*0.5)" table:style-name="NoteF"/>
          <table:table-cell office:value-type="float" table:formula="oooc:=SUM([.H14];[.N14:.P14];[.R14];[.X14:.Y14];[.AA14])" table:style-name="NoteQ"/>
          <table:table-cell office:value="8" office:value-type="float" table:style-name="NoteQ">
            <text:p text:style-name="Standard">8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="0" office:value-type="float" table:style-name="NoteQ">
            <text:p text:style-name="Standard">0</text:p>
          </table:table-cell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string" table:style-name="CodeV">
            <text:p text:style-name="Standard">09</text:p>
          </table:table-cell>
        </table:table-row>
        <table:table-row table:style-name="ro1">
          <table:table-cell office:value-type="string" table:style-name="NumCopie">
            <text:p text:style-name="Standard">19</text:p>
          </table:table-cell>
          <table:table-cell office:value-type="string" table:style-name="CodeA">
            <text:p text:style-name="Standard">10</text:p>
          </table:table-cell>
          <table:table-cell office:value-type="string" table:style-name="General">
            <text:p text:style-name="Standard">Bourhan</text:p>
          </table:table-cell>
          <table:table-cell office:value-type="float" table:formula="oooc:=IF([.$D$4]&gt;0;MIN([.$D$4];ROUNDDOWN([.E15]/[.F15]*[.$D$4]/0.5)*0.5);ROUNDDOWN([.E15]/0.5)*0.5)" table:style-name="NoteF"/>
          <table:table-cell office:value-type="float" table:formula="oooc:=SUM([.H15];[.J15];[.N15];[.R15:.S15];[.U15];[.Y15];[.AB15])" table:style-name="NoteQ"/>
          <table:table-cell office:value="8" office:value-type="float" table:style-name="NoteQ">
            <text:p text:style-name="Standard">8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0" office:value-type="float" table:style-name="NoteQ">
            <text:p text:style-name="Standard">0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0" office:value-type="float" table:style-name="NoteQ">
            <text:p text:style-name="Standard">0</text:p>
          </table:table-cell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-type="string" table:style-name="CodeV">
            <text:p text:style-name="Standard">10</text:p>
          </table:table-cell>
        </table:table-row>
        <table:table-row table:style-name="ro1">
          <table:table-cell office:value-type="string" table:style-name="NumCopie">
            <text:p text:style-name="Standard">9</text:p>
          </table:table-cell>
          <table:table-cell office:value-type="string" table:style-name="CodeA">
            <text:p text:style-name="Standard">12</text:p>
          </table:table-cell>
          <table:table-cell office:value-type="string" table:style-name="General">
            <text:p text:style-name="Standard">Brunelle</text:p>
          </table:table-cell>
          <table:table-cell office:value-type="float" table:formula="oooc:=IF([.$D$4]&gt;0;MIN([.$D$4];ROUNDDOWN([.E16]/[.F16]*[.$D$4]/0.5)*0.5);ROUNDDOWN([.E16]/0.5)*0.5)" table:style-name="NoteF"/>
          <table:table-cell office:value-type="float" table:formula="oooc:=SUM([.H16];[.K16];[.N16];[.R16:.S16];[.W16:.X16];[.AB16])" table:style-name="NoteQ"/>
          <table:table-cell office:value="8" office:value-type="float" table:style-name="NoteQ">
            <text:p text:style-name="Standard">8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0" office:value-type="float" table:style-name="NoteQ">
            <text:p text:style-name="Standard">0</text:p>
          </table:table-cell>
          <table:table-cell office:value="0" office:value-type="float" table:style-name="NoteQ">
            <text:p text:style-name="Standard">0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0" office:value-type="float" table:style-name="NoteQ">
            <text:p text:style-name="Standard">0</text:p>
          </table:table-cell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-type="string" table:style-name="CodeV">
            <text:p text:style-name="Standard">12</text:p>
          </table:table-cell>
        </table:table-row>
        <table:table-row table:style-name="ro1">
          <table:table-cell office:value-type="string" table:style-name="NumCopie">
            <text:p text:style-name="Standard">31</text:p>
          </table:table-cell>
          <table:table-cell office:value-type="string" table:style-name="CodeA">
            <text:p text:style-name="Standard">13</text:p>
          </table:table-cell>
          <table:table-cell office:value-type="string" table:style-name="General">
            <text:p text:style-name="Standard">Corbeel</text:p>
          </table:table-cell>
          <table:table-cell office:value-type="float" table:formula="oooc:=IF([.$D$4]&gt;0;MIN([.$D$4];ROUNDDOWN([.E17]/[.F17]*[.$D$4]/0.5)*0.5);ROUNDDOWN([.E17]/0.5)*0.5)" table:style-name="NoteF"/>
          <table:table-cell office:value-type="float" table:formula="oooc:=SUM([.J17:.K17];[.P17];[.R17];[.V17];[.Y17];[.AC17:.AD17])" table:style-name="NoteQ"/>
          <table:table-cell office:value="8" office:value-type="float" table:style-name="NoteQ">
            <text:p text:style-name="Standard">8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0" office:value-type="float" table:style-name="NoteQ">
            <text:p text:style-name="Standard">0</text:p>
          </table:table-cell>
          <table:table-cell office:value="0" office:value-type="float" table:style-name="NoteQ">
            <text:p text:style-name="Standard">0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="0" office:value-type="float" table:style-name="NoteQ">
            <text:p text:style-name="Standard">0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0" office:value-type="float" table:style-name="NoteQ">
            <text:p text:style-name="Standard">0</text:p>
          </table:table-cell>
          <table:table-cell office:value-type="float" table:style-name="NoteX"/>
          <table:table-cell office:value-type="float" table:style-name="NoteX"/>
          <table:table-cell office:value="0" office:value-type="float" table:style-name="NoteQ">
            <text:p text:style-name="Standard">0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0" office:value-type="float" table:style-name="NoteQ">
            <text:p text:style-name="Standard">0</text:p>
          </table:table-cell>
          <table:table-cell office:value="0" office:value-type="float" table:style-name="NoteQ">
            <text:p text:style-name="Standard">0</text:p>
          </table:table-cell>
          <table:table-cell office:value-type="string" table:style-name="CodeV">
            <text:p text:style-name="Standard">13</text:p>
          </table:table-cell>
        </table:table-row>
        <table:table-row table:style-name="ro1">
          <table:table-cell office:value-type="string" table:style-name="NumCopie">
            <text:p text:style-name="Standard">13</text:p>
          </table:table-cell>
          <table:table-cell office:value-type="string" table:style-name="CodeA">
            <text:p text:style-name="Standard">14</text:p>
          </table:table-cell>
          <table:table-cell office:value-type="string" table:style-name="General">
            <text:p text:style-name="Standard">Coutadeur</text:p>
          </table:table-cell>
          <table:table-cell office:value-type="float" table:formula="oooc:=IF([.$D$4]&gt;0;MIN([.$D$4];ROUNDDOWN([.E18]/[.F18]*[.$D$4]/0.5)*0.5);ROUNDDOWN([.E18]/0.5)*0.5)" table:style-name="NoteF"/>
          <table:table-cell office:value-type="float" table:formula="oooc:=SUM([.G18];[.I18];[.L18];[.Q18];[.T18];[.V18];[.Z18];[.AD18])" table:style-name="NoteQ"/>
          <table:table-cell office:value="8" office:value-type="float" table:style-name="NoteQ">
            <text:p text:style-name="Standard">8</text:p>
          </table:table-cell>
          <table:table-cell office:value="0" office:value-type="float" table:style-name="NoteV">
            <text:p text:style-name="Standard">0</text:p>
          </table:table-cell>
          <table:table-cell office:value-type="float" table:style-name="NoteX"/>
          <table:table-cell office:value="0" office:value-type="float" table:style-name="NoteV">
            <text:p text:style-name="Standard">0</text:p>
          </table:table-cell>
          <table:table-cell office:value-type="float" table:style-name="NoteX"/>
          <table:table-cell office:value-type="float" table:style-name="NoteX"/>
          <table:table-cell office:value="0" office:value-type="float" table:style-name="NoteV">
            <text:p text:style-name="Standard">0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0" office:value-type="float" table:style-name="NoteV">
            <text:p text:style-name="Standard">0</text:p>
          </table:table-cell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0" office:value-type="float" table:style-name="NoteQ">
            <text:p text:style-name="Standard">0</text:p>
          </table:table-cell>
          <table:table-cell office:value-type="string" table:style-name="CodeV">
            <text:p text:style-name="Standard">14</text:p>
          </table:table-cell>
        </table:table-row>
        <table:table-row table:style-name="ro1">
          <table:table-cell office:value-type="string" table:style-name="NumCopie">
            <text:p text:style-name="Standard">5</text:p>
          </table:table-cell>
          <table:table-cell office:value-type="string" table:style-name="CodeA">
            <text:p text:style-name="Standard">15</text:p>
          </table:table-cell>
          <table:table-cell office:value-type="string" table:style-name="General">
            <text:p text:style-name="Standard">Dadoun</text:p>
          </table:table-cell>
          <table:table-cell office:value-type="float" table:formula="oooc:=IF([.$D$4]&gt;0;MIN([.$D$4];ROUNDDOWN([.E19]/[.F19]*[.$D$4]/0.5)*0.5);ROUNDDOWN([.E19]/0.5)*0.5)" table:style-name="NoteF"/>
          <table:table-cell office:value-type="float" table:formula="oooc:=SUM([.G19];[.I19];[.K19];[.Q19];[.T19:.V19];[.X19])" table:style-name="NoteQ"/>
          <table:table-cell office:value="8" office:value-type="float" table:style-name="NoteQ">
            <text:p text:style-name="Standard">8</text:p>
          </table:table-cell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="0" office:value-type="float" table:style-name="NoteQ">
            <text:p text:style-name="Standard">0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="1" office:value-type="float" table:style-name="NoteQ">
            <text:p text:style-name="Standard">1</text:p>
          </table:table-cell>
          <table:table-cell office:value="0" office:value-type="float" table:style-name="NoteQ">
            <text:p text:style-name="Standard">0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string" table:style-name="CodeV">
            <text:p text:style-name="Standard">15</text:p>
          </table:table-cell>
        </table:table-row>
        <table:table-row table:style-name="ro1">
          <table:table-cell office:value-type="string" table:style-name="NumCopie">
            <text:p text:style-name="Standard">3</text:p>
          </table:table-cell>
          <table:table-cell office:value-type="string" table:style-name="CodeA">
            <text:p text:style-name="Standard">17</text:p>
          </table:table-cell>
          <table:table-cell office:value-type="string" table:style-name="General">
            <text:p text:style-name="Standard">Demanche</text:p>
          </table:table-cell>
          <table:table-cell office:value-type="float" table:formula="oooc:=IF([.$D$4]&gt;0;MIN([.$D$4];ROUNDDOWN([.E20]/[.F20]*[.$D$4]/0.5)*0.5);ROUNDDOWN([.E20]/0.5)*0.5)" table:style-name="NoteF"/>
          <table:table-cell office:value-type="float" table:formula="oooc:=SUM([.G20:.H20];[.M20:.O20];[.W20];[.Y20];[.AB20])" table:style-name="NoteQ"/>
          <table:table-cell office:value="8" office:value-type="float" table:style-name="NoteQ">
            <text:p text:style-name="Standard">8</text:p>
          </table:table-cell>
          <table:table-cell office:value="1" office:value-type="float" table:style-name="NoteQ">
            <text:p text:style-name="Standard">1</text:p>
          </table:table-cell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="1" office:value-type="float" table:style-name="NoteQ">
            <text:p text:style-name="Standard">1</text:p>
          </table:table-cell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0" office:value-type="float" table:style-name="NoteQ">
            <text:p text:style-name="Standard">0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-type="string" table:style-name="CodeV">
            <text:p text:style-name="Standard">17</text:p>
          </table:table-cell>
        </table:table-row>
        <table:table-row table:style-name="ro1">
          <table:table-cell office:value-type="string" table:style-name="NumCopie">
            <text:p text:style-name="Standard">33</text:p>
          </table:table-cell>
          <table:table-cell office:value-type="string" table:style-name="CodeA">
            <text:p text:style-name="Standard">18</text:p>
          </table:table-cell>
          <table:table-cell office:value-type="string" table:style-name="General">
            <text:p text:style-name="Standard">Druenne</text:p>
          </table:table-cell>
          <table:table-cell office:value-type="float" table:formula="oooc:=IF([.$D$4]&gt;0;MIN([.$D$4];ROUNDDOWN([.E21]/[.F21]*[.$D$4]/0.5)*0.5);ROUNDDOWN([.E21]/0.5)*0.5)" table:style-name="NoteF"/>
          <table:table-cell office:value-type="float" table:formula="oooc:=SUM([.I21];[.M21:.N21];[.P21];[.S21];[.W21:.Y21])" table:style-name="NoteQ"/>
          <table:table-cell office:value="8" office:value-type="float" table:style-name="NoteQ">
            <text:p text:style-name="Standard">8</text:p>
          </table:table-cell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0" office:value-type="float" table:style-name="NoteQ">
            <text:p text:style-name="Standard">0</text:p>
          </table:table-cell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="0" office:value-type="float" table:style-name="NoteQ">
            <text:p text:style-name="Standard">0</text:p>
          </table:table-cell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string" table:style-name="CodeV">
            <text:p text:style-name="Standard">18</text:p>
          </table:table-cell>
        </table:table-row>
        <table:table-row table:style-name="ro1">
          <table:table-cell office:value-type="string" table:style-name="NumCopie">
            <text:p text:style-name="Standard">11</text:p>
          </table:table-cell>
          <table:table-cell office:value-type="string" table:style-name="CodeA">
            <text:p text:style-name="Standard">19</text:p>
          </table:table-cell>
          <table:table-cell office:value-type="string" table:style-name="General">
            <text:p text:style-name="Standard">Duval Alfonso</text:p>
          </table:table-cell>
          <table:table-cell office:value-type="float" table:formula="oooc:=IF([.$D$4]&gt;0;MIN([.$D$4];ROUNDDOWN([.E22]/[.F22]*[.$D$4]/0.5)*0.5);ROUNDDOWN([.E22]/0.5)*0.5)" table:style-name="NoteF"/>
          <table:table-cell office:value-type="float" table:formula="oooc:=SUM([.G22];[.L22:.O22];[.S22];[.U22];[.AA22])" table:style-name="NoteQ"/>
          <table:table-cell office:value="8" office:value-type="float" table:style-name="NoteQ">
            <text:p text:style-name="Standard">8</text:p>
          </table:table-cell>
          <table:table-cell office:value="0" office:value-type="float" table:style-name="NoteQ">
            <text:p text:style-name="Standard">0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="0" office:value-type="float" table:style-name="NoteQ">
            <text:p text:style-name="Standard">0</text:p>
          </table:table-cell>
          <table:table-cell office:value="1" office:value-type="float" table:style-name="NoteQ">
            <text:p text:style-name="Standard">1</text:p>
          </table:table-cell>
          <table:table-cell office:value="0" office:value-type="float" table:style-name="NoteQ">
            <text:p text:style-name="Standard">0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string" table:style-name="CodeV">
            <text:p text:style-name="Standard">19</text:p>
          </table:table-cell>
        </table:table-row>
        <table:table-row table:style-name="ro1">
          <table:table-cell office:value-type="string" table:style-name="NumCopie">
            <text:p text:style-name="Standard">35</text:p>
          </table:table-cell>
          <table:table-cell office:value-type="string" table:style-name="CodeA">
            <text:p text:style-name="Standard">20</text:p>
          </table:table-cell>
          <table:table-cell office:value-type="string" table:style-name="General">
            <text:p text:style-name="Standard">Farilekas</text:p>
          </table:table-cell>
          <table:table-cell office:value-type="float" table:formula="oooc:=IF([.$D$4]&gt;0;MIN([.$D$4];ROUNDDOWN([.E23]/[.F23]*[.$D$4]/0.5)*0.5);ROUNDDOWN([.E23]/0.5)*0.5)" table:style-name="NoteF"/>
          <table:table-cell office:value-type="float" table:formula="oooc:=SUM([.I23];[.K23];[.N23:.P23];[.AA23];[.AC23:.AD23])" table:style-name="NoteQ"/>
          <table:table-cell office:value="8" office:value-type="float" table:style-name="NoteQ">
            <text:p text:style-name="Standard">8</text:p>
          </table:table-cell>
          <table:table-cell office:value-type="float" table:style-name="NoteX"/>
          <table:table-cell office:value-type="float" table:style-name="NoteX"/>
          <table:table-cell office:value="0" office:value-type="float" table:style-name="NoteQ">
            <text:p text:style-name="Standard">0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="1" office:value-type="float" table:style-name="NoteQ">
            <text:p text:style-name="Standard">1</text:p>
          </table:table-cell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="0" office:value-type="float" table:style-name="NoteQ">
            <text:p text:style-name="Standard">0</text:p>
          </table:table-cell>
          <table:table-cell office:value-type="string" table:style-name="CodeV">
            <text:p text:style-name="Standard">20</text:p>
          </table:table-cell>
        </table:table-row>
        <table:table-row table:style-name="ro1">
          <table:table-cell office:value-type="string" table:style-name="NumCopie">
            <text:p text:style-name="Standard">1</text:p>
          </table:table-cell>
          <table:table-cell office:value-type="string" table:style-name="CodeA">
            <text:p text:style-name="Standard">21</text:p>
          </table:table-cell>
          <table:table-cell office:value-type="string" table:style-name="General">
            <text:p text:style-name="Standard">Ferry-Papon</text:p>
          </table:table-cell>
          <table:table-cell office:value-type="float" table:formula="oooc:=IF([.$D$4]&gt;0;MIN([.$D$4];ROUNDDOWN([.E24]/[.F24]*[.$D$4]/0.5)*0.5);ROUNDDOWN([.E24]/0.5)*0.5)" table:style-name="NoteF"/>
          <table:table-cell office:value-type="float" table:formula="oooc:=SUM([.H24:.I24];[.L24];[.P24];[.V24];[.Z24:.AA24];[.AC24])" table:style-name="NoteQ"/>
          <table:table-cell office:value="8" office:value-type="float" table:style-name="NoteQ">
            <text:p text:style-name="Standard">8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string" table:style-name="CodeV">
            <text:p text:style-name="Standard">21</text:p>
          </table:table-cell>
        </table:table-row>
        <table:table-row table:style-name="ro1">
          <table:table-cell office:value-type="string" table:style-name="NumCopie">
            <text:p text:style-name="Standard">32</text:p>
          </table:table-cell>
          <table:table-cell office:value-type="string" table:style-name="CodeA">
            <text:p text:style-name="Standard">22</text:p>
          </table:table-cell>
          <table:table-cell office:value-type="string" table:style-name="General">
            <text:p text:style-name="Standard">Galmiche</text:p>
          </table:table-cell>
          <table:table-cell office:value-type="float" table:formula="oooc:=IF([.$D$4]&gt;0;MIN([.$D$4];ROUNDDOWN([.E25]/[.F25]*[.$D$4]/0.5)*0.5);ROUNDDOWN([.E25]/0.5)*0.5)" table:style-name="NoteF"/>
          <table:table-cell office:value-type="float" table:formula="oooc:=SUM([.G25:.H25];[.L25];[.Q25];[.T25:.U25];[.X25];[.Z25])" table:style-name="NoteQ"/>
          <table:table-cell office:value="8" office:value-type="float" table:style-name="NoteQ">
            <text:p text:style-name="Standard">8</text:p>
          </table:table-cell>
          <table:table-cell office:value="1" office:value-type="float" table:style-name="NoteQ">
            <text:p text:style-name="Standard">1</text:p>
          </table:table-cell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0" office:value-type="float" table:style-name="NoteQ">
            <text:p text:style-name="Standard">0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="0" office:value-type="float" table:style-name="NoteQ">
            <text:p text:style-name="Standard">0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string" table:style-name="CodeV">
            <text:p text:style-name="Standard">22</text:p>
          </table:table-cell>
        </table:table-row>
        <table:table-row table:style-name="ro1">
          <table:table-cell office:value-type="string" table:style-name="NumCopie">
            <text:p text:style-name="Standard">4</text:p>
          </table:table-cell>
          <table:table-cell office:value-type="string" table:style-name="CodeA">
            <text:p text:style-name="Standard">23</text:p>
          </table:table-cell>
          <table:table-cell office:value-type="string" table:style-name="General">
            <text:p text:style-name="Standard">Giorgi</text:p>
          </table:table-cell>
          <table:table-cell office:value-type="float" table:formula="oooc:=IF([.$D$4]&gt;0;MIN([.$D$4];ROUNDDOWN([.E26]/[.F26]*[.$D$4]/0.5)*0.5);ROUNDDOWN([.E26]/0.5)*0.5)" table:style-name="NoteF"/>
          <table:table-cell office:value-type="float" table:formula="oooc:=SUM([.J26];[.L26];[.O26:.P26];[.R26:.S26];[.Y26];[.AD26])" table:style-name="NoteQ"/>
          <table:table-cell office:value="8" office:value-type="float" table:style-name="NoteQ">
            <text:p text:style-name="Standard">8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="0" office:value-type="float" table:style-name="NoteQ">
            <text:p text:style-name="Standard">0</text:p>
          </table:table-cell>
          <table:table-cell office:value-type="float" table:style-name="NoteX"/>
          <table:table-cell office:value-type="float" table:style-name="NoteX"/>
          <table:table-cell office:value="0" office:value-type="float" table:style-name="NoteQ">
            <text:p text:style-name="Standard">0</text:p>
          </table:table-cell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0" office:value-type="float" table:style-name="NoteQ">
            <text:p text:style-name="Standard">0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0" office:value-type="float" table:style-name="NoteQ">
            <text:p text:style-name="Standard">0</text:p>
          </table:table-cell>
          <table:table-cell office:value-type="string" table:style-name="CodeV">
            <text:p text:style-name="Standard">23</text:p>
          </table:table-cell>
        </table:table-row>
        <table:table-row table:style-name="ro1">
          <table:table-cell office:value-type="string" table:style-name="NumCopie">
            <text:p text:style-name="Standard">15</text:p>
          </table:table-cell>
          <table:table-cell office:value-type="string" table:style-name="CodeA">
            <text:p text:style-name="Standard">24</text:p>
          </table:table-cell>
          <table:table-cell office:value-type="string" table:style-name="General">
            <text:p text:style-name="Standard">Goutagneux</text:p>
          </table:table-cell>
          <table:table-cell office:value-type="float" table:formula="oooc:=IF([.$D$4]&gt;0;MIN([.$D$4];ROUNDDOWN([.E27]/[.F27]*[.$D$4]/0.5)*0.5);ROUNDDOWN([.E27]/0.5)*0.5)" table:style-name="NoteF"/>
          <table:table-cell office:value-type="float" table:formula="oooc:=SUM([.G27];[.I27];[.K27];[.M27];[.U27];[.W27];[.Y27:.Z27])" table:style-name="NoteQ"/>
          <table:table-cell office:value="8" office:value-type="float" table:style-name="NoteQ">
            <text:p text:style-name="Standard">8</text:p>
          </table:table-cell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string" table:style-name="CodeV">
            <text:p text:style-name="Standard">24</text:p>
          </table:table-cell>
        </table:table-row>
        <table:table-row table:style-name="ro1">
          <table:table-cell office:value-type="string" table:style-name="NumCopie">
            <text:p text:style-name="Standard">23</text:p>
          </table:table-cell>
          <table:table-cell office:value-type="string" table:style-name="CodeA">
            <text:p text:style-name="Standard">25</text:p>
          </table:table-cell>
          <table:table-cell office:value-type="string" table:style-name="General">
            <text:p text:style-name="Standard">Gross--Trefois</text:p>
          </table:table-cell>
          <table:table-cell office:value-type="float" table:formula="oooc:=IF([.$D$4]&gt;0;MIN([.$D$4];ROUNDDOWN([.E28]/[.F28]*[.$D$4]/0.5)*0.5);ROUNDDOWN([.E28]/0.5)*0.5)" table:style-name="NoteF"/>
          <table:table-cell office:value-type="float" table:formula="oooc:=SUM([.I28];[.K28];[.N28:.O28];[.R28];[.T28];[.X28];[.AA28])" table:style-name="NoteQ"/>
          <table:table-cell office:value="8" office:value-type="float" table:style-name="NoteQ">
            <text:p text:style-name="Standard">8</text:p>
          </table:table-cell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string" table:style-name="CodeV">
            <text:p text:style-name="Standard">2</text:p>
          </table:table-cell>
        </table:table-row>
        <table:table-row table:style-name="ro1">
          <table:table-cell office:value-type="string" table:style-name="NumCopie">
            <text:p text:style-name="Standard">34</text:p>
          </table:table-cell>
          <table:table-cell office:value-type="string" table:style-name="CodeA">
            <text:p text:style-name="Standard">26</text:p>
          </table:table-cell>
          <table:table-cell office:value-type="string" table:style-name="General">
            <text:p text:style-name="Standard">Joncheray</text:p>
          </table:table-cell>
          <table:table-cell office:value-type="float" table:formula="oooc:=IF([.$D$4]&gt;0;MIN([.$D$4];ROUNDDOWN([.E29]/[.F29]*[.$D$4]/0.5)*0.5);ROUNDDOWN([.E29]/0.5)*0.5)" table:style-name="NoteF"/>
          <table:table-cell office:value-type="float" table:formula="oooc:=SUM([.H29];[.L29];[.Q29:.R29];[.T29];[.V29];[.Z29];[.AB29])" table:style-name="NoteQ"/>
          <table:table-cell office:value="8" office:value-type="float" table:style-name="NoteQ">
            <text:p text:style-name="Standard">8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0" office:value-type="float" table:style-name="NoteQ">
            <text:p text:style-name="Standard">0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-type="string" table:style-name="CodeV">
            <text:p text:style-name="Standard">26</text:p>
          </table:table-cell>
        </table:table-row>
        <table:table-row table:style-name="ro1">
          <table:table-cell office:value-type="string" table:style-name="NumCopie">
            <text:p text:style-name="Standard">10</text:p>
          </table:table-cell>
          <table:table-cell office:value-type="string" table:style-name="CodeA">
            <text:p text:style-name="Standard">27</text:p>
          </table:table-cell>
          <table:table-cell office:value-type="string" table:style-name="General">
            <text:p text:style-name="Standard">Laghrib</text:p>
          </table:table-cell>
          <table:table-cell office:value-type="float" table:formula="oooc:=IF([.$D$4]&gt;0;MIN([.$D$4];ROUNDDOWN([.E30]/[.F30]*[.$D$4]/0.5)*0.5);ROUNDDOWN([.E30]/0.5)*0.5)" table:style-name="NoteF"/>
          <table:table-cell office:value-type="float" table:formula="oooc:=SUM([.I30:.J30];[.P30:.Q30];[.V30];[.Z30];[.AB30];[.AD30])" table:style-name="NoteQ"/>
          <table:table-cell office:value="8" office:value-type="float" table:style-name="NoteQ">
            <text:p text:style-name="Standard">8</text:p>
          </table:table-cell>
          <table:table-cell office:value-type="float" table:style-name="NoteX"/>
          <table:table-cell office:value-type="float" table:style-name="NoteX"/>
          <table:table-cell office:value="0" office:value-type="float" table:style-name="NoteQ">
            <text:p text:style-name="Standard">0</text:p>
          </table:table-cell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0" office:value-type="float" table:style-name="NoteQ">
            <text:p text:style-name="Standard">0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="0" office:value-type="float" table:style-name="NoteQ">
            <text:p text:style-name="Standard">0</text:p>
          </table:table-cell>
          <table:table-cell office:value-type="string" table:style-name="CodeV">
            <text:p text:style-name="Standard">27</text:p>
          </table:table-cell>
        </table:table-row>
        <table:table-row table:style-name="ro1">
          <table:table-cell office:value-type="string" table:style-name="NumCopie">
            <text:p text:style-name="Standard">40</text:p>
          </table:table-cell>
          <table:table-cell office:value-type="string" table:style-name="CodeA">
            <text:p text:style-name="Standard">28</text:p>
          </table:table-cell>
          <table:table-cell office:value-type="string" table:style-name="General">
            <text:p text:style-name="Standard">Languilaire</text:p>
          </table:table-cell>
          <table:table-cell office:value-type="float" table:formula="oooc:=IF([.$D$4]&gt;0;MIN([.$D$4];ROUNDDOWN([.E31]/[.F31]*[.$D$4]/0.5)*0.5);ROUNDDOWN([.E31]/0.5)*0.5)" table:style-name="NoteF"/>
          <table:table-cell office:value-type="float" table:formula="oooc:=SUM([.G31:.H31];[.N31];[.P31];[.U31:.V31];[.Y31];[.AC31])" table:style-name="NoteQ"/>
          <table:table-cell office:value="8" office:value-type="float" table:style-name="NoteQ">
            <text:p text:style-name="Standard">8</text:p>
          </table:table-cell>
          <table:table-cell office:value="0" office:value-type="float" table:style-name="NoteV">
            <text:p text:style-name="Standard">0</text:p>
          </table:table-cell>
          <table:table-cell office:value="0" office:value-type="float" table:style-name="NoteV">
            <text:p text:style-name="Standard">0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0" office:value-type="float" table:style-name="NoteQ">
            <text:p text:style-name="Standard">0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string" table:style-name="CodeV">
            <text:p text:style-name="Standard">28</text:p>
          </table:table-cell>
        </table:table-row>
        <table:table-row table:style-name="ro1">
          <table:table-cell office:value-type="string" table:style-name="NumCopie">
            <text:p text:style-name="Standard">24</text:p>
          </table:table-cell>
          <table:table-cell office:value-type="string" table:style-name="CodeA">
            <text:p text:style-name="Standard">30</text:p>
          </table:table-cell>
          <table:table-cell office:value-type="string" table:style-name="General">
            <text:p text:style-name="Standard">Le Hot</text:p>
          </table:table-cell>
          <table:table-cell office:value-type="float" table:formula="oooc:=IF([.$D$4]&gt;0;MIN([.$D$4];ROUNDDOWN([.E32]/[.F32]*[.$D$4]/0.5)*0.5);ROUNDDOWN([.E32]/0.5)*0.5)" table:style-name="NoteF"/>
          <table:table-cell office:value-type="float" table:formula="oooc:=SUM([.G32];[.J32];[.L32];[.Q32];[.S32];[.Y32:.Z32];[.AB32])" table:style-name="NoteQ"/>
          <table:table-cell office:value="8" office:value-type="float" table:style-name="NoteQ">
            <text:p text:style-name="Standard">8</text:p>
          </table:table-cell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="0" office:value-type="float" table:style-name="NoteQ">
            <text:p text:style-name="Standard">0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0" office:value-type="float" table:style-name="NoteQ">
            <text:p text:style-name="Standard">0</text:p>
          </table:table-cell>
          <table:table-cell office:value-type="float" table:style-name="NoteX"/>
          <table:table-cell office:value="0" office:value-type="float" table:style-name="NoteQ">
            <text:p text:style-name="Standard">0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0" office:value-type="float" table:style-name="NoteQ">
            <text:p text:style-name="Standard">0</text:p>
          </table:table-cell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-type="string" table:style-name="CodeV">
            <text:p text:style-name="Standard">30</text:p>
          </table:table-cell>
        </table:table-row>
        <table:table-row table:style-name="ro1">
          <table:table-cell office:value-type="string" table:style-name="NumCopie">
            <text:p text:style-name="Standard">6</text:p>
          </table:table-cell>
          <table:table-cell office:value-type="string" table:style-name="CodeA">
            <text:p text:style-name="Standard">31</text:p>
          </table:table-cell>
          <table:table-cell office:value-type="string" table:style-name="General">
            <text:p text:style-name="Standard">Lochey</text:p>
          </table:table-cell>
          <table:table-cell office:value-type="float" table:formula="oooc:=IF([.$D$4]&gt;0;MIN([.$D$4];ROUNDDOWN([.E33]/[.F33]*[.$D$4]/0.5)*0.5);ROUNDDOWN([.E33]/0.5)*0.5)" table:style-name="NoteF"/>
          <table:table-cell office:value-type="float" table:formula="oooc:=SUM([.G33];[.M33:.N33];[.R33];[.W33];[.AA33:.AC33])" table:style-name="NoteQ"/>
          <table:table-cell office:value="8" office:value-type="float" table:style-name="NoteQ">
            <text:p text:style-name="Standard">8</text:p>
          </table:table-cell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0" office:value-type="float" table:style-name="NoteQ">
            <text:p text:style-name="Standard">0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="1" office:value-type="float" table:style-name="NoteQ">
            <text:p text:style-name="Standard">1</text:p>
          </table:table-cell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string" table:style-name="CodeV">
            <text:p text:style-name="Standard">31</text:p>
          </table:table-cell>
        </table:table-row>
        <table:table-row table:style-name="ro1">
          <table:table-cell office:value-type="string" table:style-name="NumCopie">
            <text:p text:style-name="Standard">16</text:p>
          </table:table-cell>
          <table:table-cell office:value-type="string" table:style-name="CodeA">
            <text:p text:style-name="Standard">32</text:p>
          </table:table-cell>
          <table:table-cell office:value-type="string" table:style-name="General">
            <text:p text:style-name="Standard">Mounet</text:p>
          </table:table-cell>
          <table:table-cell office:value-type="float" table:formula="oooc:=IF([.$D$4]&gt;0;MIN([.$D$4];ROUNDDOWN([.E34]/[.F34]*[.$D$4]/0.5)*0.5);ROUNDDOWN([.E34]/0.5)*0.5)" table:style-name="NoteF"/>
          <table:table-cell office:value-type="float" table:formula="oooc:=SUM([.H34];[.L34];[.N34:.O34];[.Q34];[.X34];[.AB34];[.AD34])" table:style-name="NoteQ"/>
          <table:table-cell office:value="8" office:value-type="float" table:style-name="NoteQ">
            <text:p text:style-name="Standard">8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="0" office:value-type="float" table:style-name="NoteQ">
            <text:p text:style-name="Standard">0</text:p>
          </table:table-cell>
          <table:table-cell office:value-type="string" table:style-name="CodeV">
            <text:p text:style-name="Standard">32</text:p>
          </table:table-cell>
        </table:table-row>
        <table:table-row table:style-name="ro1">
          <table:table-cell office:value-type="string" table:style-name="NumCopie">
            <text:p text:style-name="Standard">25</text:p>
          </table:table-cell>
          <table:table-cell office:value-type="string" table:style-name="CodeA">
            <text:p text:style-name="Standard">33</text:p>
          </table:table-cell>
          <table:table-cell office:value-type="string" table:style-name="General">
            <text:p text:style-name="Standard">Mériaux</text:p>
          </table:table-cell>
          <table:table-cell office:value-type="float" table:formula="oooc:=IF([.$D$4]&gt;0;MIN([.$D$4];ROUNDDOWN([.E35]/[.F35]*[.$D$4]/0.5)*0.5);ROUNDDOWN([.E35]/0.5)*0.5)" table:style-name="NoteF"/>
          <table:table-cell office:value-type="float" table:formula="oooc:=SUM([.H35];[.M35:.N35];[.P35];[.U35:.W35];[.AD35])" table:style-name="NoteQ"/>
          <table:table-cell office:value="8" office:value-type="float" table:style-name="NoteQ">
            <text:p text:style-name="Standard">8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="1" office:value-type="float" table:style-name="NoteQ">
            <text:p text:style-name="Standard">1</text:p>
          </table:table-cell>
          <table:table-cell office:value="0" office:value-type="float" table:style-name="NoteQ">
            <text:p text:style-name="Standard">0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0" office:value-type="float" table:style-name="NoteQ">
            <text:p text:style-name="Standard">0</text:p>
          </table:table-cell>
          <table:table-cell office:value-type="string" table:style-name="CodeV">
            <text:p text:style-name="Standard">33</text:p>
          </table:table-cell>
        </table:table-row>
        <table:table-row table:style-name="ro1">
          <table:table-cell office:value-type="string" table:style-name="NumCopie">
            <text:p text:style-name="Standard">39</text:p>
          </table:table-cell>
          <table:table-cell office:value-type="string" table:style-name="CodeA">
            <text:p text:style-name="Standard">34</text:p>
          </table:table-cell>
          <table:table-cell office:value-type="string" table:style-name="General">
            <text:p text:style-name="Standard">Paofai</text:p>
          </table:table-cell>
          <table:table-cell office:value-type="float" table:formula="oooc:=IF([.$D$4]&gt;0;MIN([.$D$4];ROUNDDOWN([.E36]/[.F36]*[.$D$4]/0.5)*0.5);ROUNDDOWN([.E36]/0.5)*0.5)" table:style-name="NoteF"/>
          <table:table-cell office:value-type="float" table:formula="oooc:=SUM([.I36:.J36];[.M36];[.R36:.S36];[.U36];[.W36];[.Z36])" table:style-name="NoteQ"/>
          <table:table-cell office:value="8" office:value-type="float" table:style-name="NoteQ">
            <text:p text:style-name="Standard">8</text:p>
          </table:table-cell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string" table:style-name="CodeV">
            <text:p text:style-name="Standard">34</text:p>
          </table:table-cell>
        </table:table-row>
        <table:table-row table:style-name="ro1">
          <table:table-cell office:value-type="string" table:style-name="NumCopie">
            <text:p text:style-name="Standard">28</text:p>
          </table:table-cell>
          <table:table-cell office:value-type="string" table:style-name="CodeA">
            <text:p text:style-name="Standard">35</text:p>
          </table:table-cell>
          <table:table-cell office:value-type="string" table:style-name="General">
            <text:p text:style-name="Standard">Pena</text:p>
          </table:table-cell>
          <table:table-cell office:value-type="float" table:formula="oooc:=IF([.$D$4]&gt;0;MIN([.$D$4];ROUNDDOWN([.E37]/[.F37]*[.$D$4]/0.5)*0.5);ROUNDDOWN([.E37]/0.5)*0.5)" table:style-name="NoteF"/>
          <table:table-cell office:value-type="float" table:formula="oooc:=SUM([.G37];[.M37:.N37];[.P37];[.S37:.T37];[.Y37];[.AB37])" table:style-name="NoteQ"/>
          <table:table-cell office:value="8" office:value-type="float" table:style-name="NoteQ">
            <text:p text:style-name="Standard">8</text:p>
          </table:table-cell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-type="string" table:style-name="CodeV">
            <text:p text:style-name="Standard">35</text:p>
          </table:table-cell>
        </table:table-row>
        <table:table-row table:style-name="ro1">
          <table:table-cell office:value-type="string" table:style-name="NumCopie">
            <text:p text:style-name="Standard">27</text:p>
          </table:table-cell>
          <table:table-cell office:value-type="string" table:style-name="CodeA">
            <text:p text:style-name="Standard">37</text:p>
          </table:table-cell>
          <table:table-cell office:value-type="string" table:style-name="General">
            <text:p text:style-name="Standard">Phillipe</text:p>
          </table:table-cell>
          <table:table-cell office:value-type="float" table:formula="oooc:=IF([.$D$4]&gt;0;MIN([.$D$4];ROUNDDOWN([.E38]/[.F38]*[.$D$4]/0.5)*0.5);ROUNDDOWN([.E38]/0.5)*0.5)" table:style-name="NoteF"/>
          <table:table-cell office:value-type="float" table:formula="oooc:=SUM([.H38:.I38];[.K38];[.R38];[.U38:.V38];[.Z38];[.AD38])" table:style-name="NoteQ"/>
          <table:table-cell office:value="8" office:value-type="float" table:style-name="NoteQ">
            <text:p text:style-name="Standard">8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="0" office:value-type="float" table:style-name="NoteQ">
            <text:p text:style-name="Standard">0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0" office:value-type="float" table:style-name="NoteQ">
            <text:p text:style-name="Standard">0</text:p>
          </table:table-cell>
          <table:table-cell office:value-type="string" table:style-name="CodeV">
            <text:p text:style-name="Standard">37</text:p>
          </table:table-cell>
        </table:table-row>
        <table:table-row table:style-name="ro1">
          <table:table-cell office:value-type="string" table:style-name="NumCopie">
            <text:p text:style-name="Standard">7</text:p>
          </table:table-cell>
          <table:table-cell office:value-type="string" table:style-name="CodeA">
            <text:p text:style-name="Standard">38</text:p>
          </table:table-cell>
          <table:table-cell office:value-type="string" table:style-name="General">
            <text:p text:style-name="Standard">Ramonet</text:p>
          </table:table-cell>
          <table:table-cell office:value-type="float" table:formula="oooc:=IF([.$D$4]&gt;0;MIN([.$D$4];ROUNDDOWN([.E39]/[.F39]*[.$D$4]/0.5)*0.5);ROUNDDOWN([.E39]/0.5)*0.5)" table:style-name="NoteF"/>
          <table:table-cell office:value-type="float" table:formula="oooc:=SUM([.H39];[.J39];[.L39];[.Q39];[.U39];[.Z39:.AA39];[.AD39])" table:style-name="NoteQ"/>
          <table:table-cell office:value="8" office:value-type="float" table:style-name="NoteQ">
            <text:p text:style-name="Standard">8</text:p>
          </table:table-cell>
          <table:table-cell office:value-type="float" table:style-name="NoteX"/>
          <table:table-cell office:value="0" office:value-type="float" table:style-name="NoteQ">
            <text:p text:style-name="Standard">0</text:p>
          </table:table-cell>
          <table:table-cell office:value-type="float" table:style-name="NoteX"/>
          <table:table-cell office:value="0" office:value-type="float" table:style-name="NoteQ">
            <text:p text:style-name="Standard">0</text:p>
          </table:table-cell>
          <table:table-cell office:value-type="float" table:style-name="NoteX"/>
          <table:table-cell office:value="0" office:value-type="float" table:style-name="NoteQ">
            <text:p text:style-name="Standard">0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0" office:value-type="float" table:style-name="NoteQ">
            <text:p text:style-name="Standard">0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0" office:value-type="float" table:style-name="NoteQ">
            <text:p text:style-name="Standard">0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0" office:value-type="float" table:style-name="NoteQ">
            <text:p text:style-name="Standard">0</text:p>
          </table:table-cell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="0" office:value-type="float" table:style-name="NoteQ">
            <text:p text:style-name="Standard">0</text:p>
          </table:table-cell>
          <table:table-cell office:value-type="string" table:style-name="CodeV">
            <text:p text:style-name="Standard">38</text:p>
          </table:table-cell>
        </table:table-row>
        <table:table-row table:style-name="ro1">
          <table:table-cell office:value-type="string" table:style-name="NumCopie">
            <text:p text:style-name="Standard">18</text:p>
          </table:table-cell>
          <table:table-cell office:value-type="string" table:style-name="CodeA">
            <text:p text:style-name="Standard">39</text:p>
          </table:table-cell>
          <table:table-cell office:value-type="string" table:style-name="General">
            <text:p text:style-name="Standard">Roblot</text:p>
          </table:table-cell>
          <table:table-cell office:value-type="float" table:formula="oooc:=IF([.$D$4]&gt;0;MIN([.$D$4];ROUNDDOWN([.E40]/[.F40]*[.$D$4]/0.5)*0.5);ROUNDDOWN([.E40]/0.5)*0.5)" table:style-name="NoteF"/>
          <table:table-cell office:value-type="float" table:formula="oooc:=SUM([.G40];[.I40];[.M40];[.Q40];[.T40];[.X40];[.Z40];[.AC40])" table:style-name="NoteQ"/>
          <table:table-cell office:value="8" office:value-type="float" table:style-name="NoteQ">
            <text:p text:style-name="Standard">8</text:p>
          </table:table-cell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string" table:style-name="CodeV">
            <text:p text:style-name="Standard">39</text:p>
          </table:table-cell>
        </table:table-row>
        <table:table-row table:style-name="ro1">
          <table:table-cell office:value-type="string" table:style-name="NumCopie">
            <text:p text:style-name="Standard">30</text:p>
          </table:table-cell>
          <table:table-cell office:value-type="string" table:style-name="CodeA">
            <text:p text:style-name="Standard">40</text:p>
          </table:table-cell>
          <table:table-cell office:value-type="string" table:style-name="General">
            <text:p text:style-name="Standard">Rouquier</text:p>
          </table:table-cell>
          <table:table-cell office:value-type="float" table:formula="oooc:=IF([.$D$4]&gt;0;MIN([.$D$4];ROUNDDOWN([.E41]/[.F41]*[.$D$4]/0.5)*0.5);ROUNDDOWN([.E41]/0.5)*0.5)" table:style-name="NoteF"/>
          <table:table-cell office:value-type="float" table:formula="oooc:=SUM([.H41];[.K41:.M41];[.O41];[.W41];[.AA41:.AB41])" table:style-name="NoteQ"/>
          <table:table-cell office:value="8" office:value-type="float" table:style-name="NoteQ">
            <text:p text:style-name="Standard">8</text:p>
          </table:table-cell>
          <table:table-cell office:value-type="float" table:style-name="NoteX"/>
          <table:table-cell office:value="0" office:value-type="float" table:style-name="NoteQ">
            <text:p text:style-name="Standard">0</text:p>
          </table:table-cell>
          <table:table-cell office:value-type="float" table:style-name="NoteX"/>
          <table:table-cell office:value-type="float" table:style-name="NoteX"/>
          <table:table-cell office:value="0" office:value-type="float" table:style-name="NoteQ">
            <text:p text:style-name="Standard">0</text:p>
          </table:table-cell>
          <table:table-cell office:value="0" office:value-type="float" table:style-name="NoteQ">
            <text:p text:style-name="Standard">0</text:p>
          </table:table-cell>
          <table:table-cell office:value="0" office:value-type="float" table:style-name="NoteQ">
            <text:p text:style-name="Standard">0</text:p>
          </table:table-cell>
          <table:table-cell office:value-type="float" table:style-name="NoteX"/>
          <table:table-cell office:value="0" office:value-type="float" table:style-name="NoteQ">
            <text:p text:style-name="Standard">0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0" office:value-type="float" table:style-name="NoteQ">
            <text:p text:style-name="Standard">0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0" office:value-type="float" table:style-name="NoteQ">
            <text:p text:style-name="Standard">0</text:p>
          </table:table-cell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-type="string" table:style-name="CodeV">
            <text:p text:style-name="Standard">40</text:p>
          </table:table-cell>
        </table:table-row>
        <table:table-row table:style-name="ro1">
          <table:table-cell office:value-type="string" table:style-name="NumCopie">
            <text:p text:style-name="Standard">29</text:p>
          </table:table-cell>
          <table:table-cell office:value-type="string" table:style-name="CodeA">
            <text:p text:style-name="Standard">41</text:p>
          </table:table-cell>
          <table:table-cell office:value-type="string" table:style-name="General">
            <text:p text:style-name="Standard">Rouvière</text:p>
          </table:table-cell>
          <table:table-cell office:value-type="float" table:formula="oooc:=IF([.$D$4]&gt;0;MIN([.$D$4];ROUNDDOWN([.E42]/[.F42]*[.$D$4]/0.5)*0.5);ROUNDDOWN([.E42]/0.5)*0.5)" table:style-name="NoteF"/>
          <table:table-cell office:value-type="float" table:formula="oooc:=SUM([.I42:.J42];[.O42];[.Q42:.R42];[.X42];[.AA42];[.AC42])" table:style-name="NoteQ"/>
          <table:table-cell office:value="8" office:value-type="float" table:style-name="NoteQ">
            <text:p text:style-name="Standard">8</text:p>
          </table:table-cell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="0" office:value-type="float" table:style-name="NoteV">
            <text:p text:style-name="Standard">0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="0" office:value-type="float" table:style-name="NoteV">
            <text:p text:style-name="Standard">0</text:p>
          </table:table-cell>
          <table:table-cell office:value="0" office:value-type="float" table:style-name="NoteV">
            <text:p text:style-name="Standard">0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0" office:value-type="float" table:style-name="NoteQ">
            <text:p text:style-name="Standard">0</text:p>
          </table:table-cell>
          <table:table-cell office:value-type="float" table:style-name="NoteX"/>
          <table:table-cell office:value-type="float" table:style-name="NoteX"/>
          <table:table-cell office:value="0" office:value-type="float" table:style-name="NoteQ">
            <text:p text:style-name="Standard">0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string" table:style-name="CodeV">
            <text:p text:style-name="Standard">41</text:p>
          </table:table-cell>
        </table:table-row>
        <table:table-row table:style-name="ro1">
          <table:table-cell office:value-type="string" table:style-name="NumCopie">
            <text:p text:style-name="Standard">2</text:p>
          </table:table-cell>
          <table:table-cell office:value-type="string" table:style-name="CodeA">
            <text:p text:style-name="Standard">42</text:p>
          </table:table-cell>
          <table:table-cell office:value-type="string" table:style-name="General">
            <text:p text:style-name="Standard">Souche Franot</text:p>
          </table:table-cell>
          <table:table-cell office:value-type="float" table:formula="oooc:=IF([.$D$4]&gt;0;MIN([.$D$4];ROUNDDOWN([.E43]/[.F43]*[.$D$4]/0.5)*0.5);ROUNDDOWN([.E43]/0.5)*0.5)" table:style-name="NoteF"/>
          <table:table-cell office:value-type="float" table:formula="oooc:=SUM([.J43:.K43];[.Q43:.U43];[.X43])" table:style-name="NoteQ"/>
          <table:table-cell office:value="8" office:value-type="float" table:style-name="NoteQ">
            <text:p text:style-name="Standard">8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="0" office:value-type="float" table:style-name="NoteQ">
            <text:p text:style-name="Standard">0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="1" office:value-type="float" table:style-name="NoteQ">
            <text:p text:style-name="Standard">1</text:p>
          </table:table-cell>
          <table:table-cell office:value="1" office:value-type="float" table:style-name="NoteQ">
            <text:p text:style-name="Standard">1</text:p>
          </table:table-cell>
          <table:table-cell office:value="1" office:value-type="float" table:style-name="NoteQ">
            <text:p text:style-name="Standard">1</text:p>
          </table:table-cell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="0" office:value-type="float" table:style-name="NoteQ">
            <text:p text:style-name="Standard">0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string" table:style-name="CodeV">
            <text:p text:style-name="Standard">42</text:p>
          </table:table-cell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Légende" table:style-name="Légende">
        <table:table-column/>
        <table:table-column table:style-name="col.X.legend"/>
        <table:table-row>
          <table:table-cell office:value-type="string" table:number-columns-spanned="2" table:number-rows-spanned="1" table:style-name="Titre">
            <text:p text:style-name="Standard">Légende</text:p>
          </table:table-cell>
          <table:covered-table-cell office:value-type="string"/>
        </table:table-row>
        <table:table-row>
          <table:table-cell office:value-type="string"/>
          <table:table-cell office:value-type="string"/>
        </table:table-row>
        <table:table-row>
          <table:table-cell office:value-type="string" table:style-name="NoteX"/>
          <table:table-cell office:value-type="string">
            <text:p text:style-name="Standard">Non applicable</text:p>
          </table:table-cell>
        </table:table-row>
        <table:table-row>
          <table:table-cell office:value-type="string" table:style-name="NoteV"/>
          <table:table-cell office:value-type="string">
            <text:p text:style-name="Standard">Sans réponse</text:p>
          </table:table-cell>
        </table:table-row>
        <table:table-row>
          <table:table-cell office:value-type="string" table:style-name="NoteC"/>
          <table:table-cell office:value-type="string">
            <text:p text:style-name="Standard">Annulées</text:p>
          </table:table-cell>
        </table:table-row>
        <table:table-row>
          <table:table-cell office:value-type="string" table:style-name="NoteE"/>
          <table:table-cell office:value-type="string">
            <text:p text:style-name="Standard">Réponse invalide</text:p>
          </table:table-cell>
        </table:table-row>
        <table:table-row>
          <table:table-cell office:value-type="string" table:style-name="CodeV"/>
          <table:table-cell office:value-type="string">
            <text:p text:style-name="Standard">Indicative</text:p>
          </table:table-cell>
        </table:table-row>
        <table:table-row>
          <table:table-cell office:value-type="string"/>
          <table:table-cell office:value-type="string"/>
        </table:table-row>
        <table:table-row>
          <table:table-cell office:value-type="string"/>
          <table:table-cell office:value-type="string"/>
        </table:table-row>
      </table:table>
    </office:spreadsheet>
  </office:body>
</office:document-content>
</file>

<file path=styles.xml><?xml version="1.0" encoding="utf-8"?>
<office:document-styles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dfa="http://docs.oasis-open.org/opendocument/meta/rdfa#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1">
  <office:font-face-decls>
    <style:font-face style:font-family-generic="swiss" style:font-pitch="variable" style:name="Arial" svg:font-family="Arial"/>
    <style:font-face style:font-family-generic="system" style:font-pitch="variable" style:name="DejaVu Sans" svg:font-family="'DejaVu Sans'"/>
    <style:font-face style:font-family-generic="system" style:font-pitch="variable" style:name="Tahoma" svg:font-family="Tahoma"/>
  </office:font-face-decls>
  <office:styles>
    <style:default-style style:family="table-cell">
      <style:table-cell-properties style:decimal-places="2"/>
      <style:paragraph-properties style:tab-stop-distance="1.25cm"/>
      <style:text-properties fo:country="FR" fo:language="fr" style:country-asian="none" style:country-complex="none" style:font-name="Arial" style:font-name-asian="DejaVu Sans" style:font-name-complex="Tahoma" style:language-asian="zxx" style:language-complex="zxx"/>
    </style:default-style>
    <number:number-style style:name="N0">
      <number:number number:min-integer-digits="1"/>
    </number:number-style>
    <number:currency-style style:name="N108P0" style:volatile="true">
      <number:number number:decimal-places="2" number:grouping="true" number:min-integer-digits="1"/>
      <number:text> </number:text>
      <number:currency-symbol number:country="FR" number:language="fr">€</number:currency-symbol>
    </number:currency-style>
    <number:currency-style style:name="N108">
      <style:text-properties fo:color="#ff0000"/>
      <number:text>-</number:text>
      <number:number number:decimal-places="2" number:grouping="true" number:min-integer-digits="1"/>
      <number:text> </number:text>
      <number:currency-symbol number:country="FR" number:language="fr">€</number:currency-symbol>
      <style:map style:apply-style-name="N108P0" style:condition="value()&gt;=0"/>
    </number:currency-style>
    <number:currency-style style:name="N106P0" style:volatile="true">
      <number:number number:decimal-places="2" number:grouping="true" number:min-integer-digits="1"/>
      <number:text> </number:text>
      <number:currency-symbol number:country="FR" number:language="fr">€</number:currency-symbol>
    </number:currency-style>
    <number:currency-style style:name="N106">
      <style:text-properties fo:color="#ff0000"/>
      <number:text>-</number:text>
      <number:number number:decimal-places="2" number:grouping="true" number:min-integer-digits="1"/>
      <number:text> </number:text>
      <number:currency-symbol number:country="FR" number:language="fr">€</number:currency-symbol>
      <style:map style:apply-style-name="N106P0" style:condition="value()&gt;=0"/>
    </number:currency-style>
    <style:style style:family="table-cell" style:name="Default"/>
    <style:style style:family="table-cell" style:name="Result" style:parent-style-name="Default">
      <style:text-properties fo:font-style="italic" fo:font-weight="bold" style:text-underline-color="font-color" style:text-underline-style="solid" style:text-underline-width="auto"/>
    </style:style>
    <style:style style:data-style-name="N108" style:family="table-cell" style:name="Result2" style:parent-style-name="Result"/>
    <style:style style:family="table-cell" style:name="Heading" style:parent-style-name="Default">
      <style:table-cell-properties style:repeat-content="false" style:text-align-source="fix"/>
      <style:paragraph-properties fo:text-align="center"/>
      <style:text-properties fo:font-size="16pt" fo:font-style="italic" fo:font-weight="bold"/>
    </style:style>
    <style:style style:family="table-cell" style:name="Heading1" style:parent-style-name="Heading">
      <style:table-cell-properties style:rotation-angle="90"/>
    </style:style>
    <number:number-style style:family="data-style" style:name="DeuxDecimales">
      <number:number number:decimal-places="2" number:decimal-replacement="" number:grouping="true" number:min-integer-digits="1"/>
    </number:number-style>
    <number:percentage-style style:name="Percentage">
      <number:number number:decimal-places="0" number:min-integer-digits="1"/>
      <number:text>%</number:text>
    </number:percentage-style>
    <number:number-style style:family="data-style" style:name="NombreVide">
      <number:number number:decimal-places="0" number:decimal-replacement="" number:grouping="true" number:min-integer-digits="0"/>
    </number:number-style>
    <number:number-style style:family="data-style" style:name="numNote">
      <number:number number:decimal-places="1" number:grouping="true" number:min-integer-digits="1"/>
    </number:number-style>
    <style:style style:family="table-cell" style:name="Tableau" style:parent-style-name="Default">
      <style:table-cell-properties fo:border="0.039cm solid #000000"/>
    </style:style>
    <style:style style:data-style-name="Percentage" style:family="table-cell" style:name="General" style:parent-style-name="Tableau">
      <style:paragraph-properties fo:margin-left="0.1cm" fo:text-align="start"/>
    </style:style>
    <style:style style:data-style-name="Percentage" style:family="table-cell" style:name="Qpc" style:parent-style-name="Tableau">
      <style:paragraph-properties fo:text-align="center"/>
    </style:style>
    <style:style style:family="table-cell" style:name="QpcGS" style:parent-style-name="Qpc">
      <style:table-cell-properties fo:background-color="#c4eeba"/>
    </style:style>
    <style:style style:family="table-cell" style:name="StatsQName" style:parent-style-name="Tableau">
      <style:paragraph-properties fo:text-align="center"/>
      <style:text-properties fo:font-size="14pt" fo:font-weight="bold"/>
    </style:style>
    <style:style style:family="table-cell" style:name="StatsQNameS" style:parent-style-name="StatsQName">
      <style:table-cell-properties fo:background-color="#c4ddff"/>
    </style:style>
    <style:style style:family="table-cell" style:name="StatsQNameM" style:parent-style-name="StatsQName">
      <style:table-cell-properties fo:background-color="#f5c4ff"/>
    </style:style>
    <style:style style:family="table-cell" style:name="StatsQNameI" style:parent-style-name="StatsQName">
      <style:table-cell-properties fo:background-color="#e6e6ff"/>
    </style:style>
    <style:style style:family="table-cell" style:name="statCol" style:parent-style-name="Tableau">
      <style:paragraph-properties fo:text-align="center"/>
      <style:text-properties fo:font-weight="bold"/>
    </style:style>
    <style:style style:family="table-cell" style:name="qidW" style:parent-style-name="General">
      <style:table-cell-properties fo:background-color="#ffc8a0"/>
    </style:style>
    <style:style style:family="table-cell" style:name="qidC" style:parent-style-name="General">
      <style:table-cell-properties fo:background-color="#c9ffd1"/>
    </style:style>
    <style:style style:family="table-cell" style:name="qidX" style:parent-style-name="General">
      <style:table-cell-properties fo:background-color="#e2e2e2"/>
    </style:style>
    <style:style style:family="table-cell" style:name="qidI" style:parent-style-name="General">
      <style:table-cell-properties fo:background-color="#ffbaba"/>
    </style:style>
    <style:style style:family="table-cell" style:name="qidE" style:parent-style-name="General">
      <style:table-cell-properties fo:background-color="#ffff99"/>
    </style:style>
    <style:style style:family="table-cell" style:name="NoteQbase" style:parent-style-name="Tableau">
      <style:paragraph-properties fo:text-align="center"/>
    </style:style>
    <style:style style:data-style-name="DeuxDecimales" style:family="table-cell" style:name="NoteQ" style:parent-style-name="NoteQbase"/>
    <style:style style:data-style-name="Percentage" style:family="table-cell" style:name="NoteQp" style:parent-style-name="NoteQbase"/>
    <style:style style:data-style-name="NombreVide" style:family="table-cell" style:name="NoteV" style:parent-style-name="NoteQ">
      <style:table-cell-properties fo:background-color="#ffff99"/>
    </style:style>
    <style:style style:data-style-name="NombreVide" style:family="table-cell" style:name="NoteC" style:parent-style-name="NoteQ">
      <style:table-cell-properties fo:background-color="#b1e3e9"/>
    </style:style>
    <style:style style:data-style-name="NombreVide" style:family="table-cell" style:name="NoteE" style:parent-style-name="NoteQ">
      <style:table-cell-properties fo:background-color="#ffbaba"/>
    </style:style>
    <style:style style:data-style-name="DeuxDecimales" style:family="table-cell" style:name="NoteGS" style:parent-style-name="NoteQbase">
      <style:table-cell-properties fo:background-color="#c4eeba"/>
    </style:style>
    <style:style style:data-style-name="Percentage" style:family="table-cell" style:name="NoteGSp" style:parent-style-name="NoteQbase">
      <style:table-cell-properties fo:background-color="#c4eeba"/>
    </style:style>
    <style:style style:family="table-cell" style:name="NoteGSx" style:parent-style-name="NoteGSp">
      <style:text-properties fo:font-size="6pt"/>
    </style:style>
    <style:style style:data-style-name="NombreVide" style:family="table-cell" style:name="NoteX" style:parent-style-name="Tableau">
      <style:paragraph-properties fo:text-align="center"/>
      <style:table-cell-properties fo:background-color="#b3b3b3"/>
    </style:style>
    <style:style style:family="table-cell" style:name="CodeV" style:parent-style-name="Tableau">
      <style:paragraph-properties fo:text-align="center"/>
      <style:table-cell-properties fo:background-color="#e6e6ff"/>
    </style:style>
    <style:style style:family="table-cell" style:name="CodeA" style:parent-style-name="Tableau">
      <style:paragraph-properties fo:text-align="center"/>
      <style:table-cell-properties fo:background-color="#ffddc4"/>
    </style:style>
    <style:style style:data-style-name="numNote" style:family="table-cell" style:name="NoteF" style:parent-style-name="Tableau">
      <style:paragraph-properties fo:text-align="right"/>
      <style:table-cell-properties fo:padding-right="0.2cm"/>
    </style:style>
    <style:style style:family="table-cell" style:name="Titre" style:parent-style-name="Default">
      <style:text-properties fo:font-size="16pt" fo:font-weight="bold"/>
    </style:style>
    <style:style style:family="table-cell" style:name="NumCopie" style:parent-style-name="Tableau">
      <style:paragraph-properties fo:text-align="center"/>
    </style:style>
    <style:style style:family="table-cell" style:name="Entete" style:parent-style-name="Default">
      <style:table-cell-properties fo:border="0.039cm solid #000000" fo:padding="1mm" style:horizontal-align="middle" style:vertical-align="bottom"/>
      <style:text-properties fo:font-weight="bold"/>
      <style:paragraph-properties fo:text-align="center"/>
    </style:style>
    <style:style style:family="table-cell" style:name="EnteteVertical" style:parent-style-name="Entete">
      <style:table-cell-properties style:rotation-angle="90"/>
    </style:style>
    <style:style style:family="table-cell" style:name="EnteteIndic" style:parent-style-name="EnteteVertical">
      <style:table-cell-properties fo:background-color="#e6e6ff"/>
    </style:style>
    <style:style style:family="table-cell" style:name="EnteteGS" style:parent-style-name="EnteteVertical">
      <style:table-cell-properties fo:background-color="#c4eeba"/>
    </style:style>
  </office:styles>
  <office:automatic-styles>
    <style:page-layout style:name="Mpm1">
      <style:page-layout-properties style:writing-mode="lr-tb"/>
      <style:header-style>
        <style:header-footer-properties fo:margin-bottom="0.25cm" fo:margin-left="0cm" fo:margin-right="0cm" fo:min-height="0.751cm"/>
      </style:header-style>
      <style:footer-style>
        <style:header-footer-properties fo:margin-left="0cm" fo:margin-right="0cm" fo:margin-top="0.25cm" fo:min-height="0.751cm"/>
      </style:footer-style>
    </style:page-layout>
    <style:page-layout style:name="Mpm2">
      <style:page-layout-properties style:writing-mode="lr-tb"/>
      <style:header-style>
        <style:header-footer-properties fo:background-color="#c0c0c0" fo:border="0.088cm solid #000000" fo:margin-bottom="0.25cm" fo:margin-left="0cm" fo:margin-right="0cm" fo:min-height="0.751cm" fo:padding="0.018cm">
          <style:background-image/>
        </style:header-footer-properties>
      </style:header-style>
      <style:footer-style>
        <style:header-footer-properties fo:background-color="#c0c0c0" fo:border="0.088cm solid #000000" fo:margin-left="0cm" fo:margin-right="0cm" fo:margin-top="0.25cm" fo:min-height="0.751cm" fo:padding="0.018cm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05">05/01/2010</text:date>, <text:time>19:09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 office:version="1.1">
  <office:meta>
    <meta:generator>OpenOffice.org/3.1$Unix OpenOffice.org_project/310m19$Build-9420</meta:generator>
    <dc:title/>
    <dc:subject/>
    <meta:initial-creator>xpessoles</meta:initial-creator>
    <meta:creation-date>2023-10-10T15:55:10</meta:creation-date>
    <dc:creator>xpessoles</dc:creator>
    <dc:date>2023-10-10T15:55:10</dc:date>
    <meta:editing-cycles>1</meta:editing-cycles>
    <meta:editing-duration>PT00H00M00S</meta:editing-duration>
    <meta:document-statistic meta:cell-count="0" meta:object-count="0" meta:table-count="1"/>
  </office:meta>
</office:document-meta>
</file>